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tranjero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codine</text:p>
          </table:table-cell>
          <table:table-cell office:value-type="string" calcext:value-type="string">
            <text:p>ptotal</text:p>
          </table:table-cell>
          <table:table-cell office:value-type="string" calcext:value-type="string">
            <text:p>pext</text:p>
          </table:table-cell>
          <table:table-cell office:value-type="string" calcext:value-type="string">
            <text:p>porcext</text:p>
          </table:table-cell>
          <table:table-cell office:value-type="string" calcext:value-type="string">
            <text:p>hext</text:p>
          </table:table-cell>
          <table:table-cell office:value-type="string" calcext:value-type="string">
            <text:p>porhext</text:p>
          </table:table-cell>
          <table:table-cell office:value-type="string" calcext:value-type="string">
            <text:p>mext</text:p>
          </table:table-cell>
          <table:table-cell office:value-type="string" calcext:value-type="string">
            <text:p>pormext</text:p>
          </table:table-cell>
        </table:table-row>
        <table:table-row table:style-name="ro1">
          <table:table-cell office:value-type="string" calcext:value-type="string">
            <text:p>03002</text:p>
          </table:table-cell>
          <table:table-cell office:value-type="float" office:value="4758" calcext:value-type="float">
            <text:p>4758</text:p>
          </table:table-cell>
          <table:table-cell office:value-type="float" office:value="369" calcext:value-type="float">
            <text:p>369</text:p>
          </table:table-cell>
          <table:table-cell office:value-type="float" office:value="7.7" calcext:value-type="float">
            <text:p>7,7</text:p>
          </table:table-cell>
          <table:table-cell office:value-type="float" office:value="174" calcext:value-type="float">
            <text:p>174</text:p>
          </table:table-cell>
          <table:table-cell office:value-type="float" office:value="47.2" calcext:value-type="float">
            <text:p>47,2</text:p>
          </table:table-cell>
          <table:table-cell office:value-type="float" office:value="195" calcext:value-type="float">
            <text:p>195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string" calcext:value-type="string">
            <text:p>03003</text:p>
          </table:table-cell>
          <table:table-cell office:value-type="float" office:value="565" calcext:value-type="float">
            <text:p>565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office:value-type="float" office:value="22" calcext:value-type="float">
            <text:p>22</text:p>
          </table:table-cell>
          <table:table-cell office:value-type="float" office:value="56.4" calcext:value-type="float">
            <text:p>56,4</text:p>
          </table:table-cell>
          <table:table-cell office:value-type="float" office:value="17" calcext:value-type="float">
            <text:p>17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string" calcext:value-type="string">
            <text:p>03004</text:p>
          </table:table-cell>
          <table:table-cell office:value-type="float" office:value="963" calcext:value-type="float">
            <text:p>963</text:p>
          </table:table-cell>
          <table:table-cell office:value-type="float" office:value="245" calcext:value-type="float">
            <text:p>245</text:p>
          </table:table-cell>
          <table:table-cell office:value-type="float" office:value="25.4" calcext:value-type="float">
            <text:p>25,4</text:p>
          </table:table-cell>
          <table:table-cell office:value-type="float" office:value="121" calcext:value-type="float">
            <text:p>121</text:p>
          </table:table-cell>
          <table:table-cell office:value-type="float" office:value="49.4" calcext:value-type="float">
            <text:p>49,4</text:p>
          </table:table-cell>
          <table:table-cell office:value-type="float" office:value="124" calcext:value-type="float">
            <text:p>124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string" calcext:value-type="string">
            <text:p>03005</text:p>
          </table:table-cell>
          <table:table-cell office:value-type="float" office:value="12279" calcext:value-type="float">
            <text:p>12279</text:p>
          </table:table-cell>
          <table:table-cell office:value-type="float" office:value="2370" calcext:value-type="float">
            <text:p>2370</text:p>
          </table:table-cell>
          <table:table-cell office:value-type="float" office:value="19.3" calcext:value-type="float">
            <text:p>19,3</text:p>
          </table:table-cell>
          <table:table-cell office:value-type="float" office:value="1299" calcext:value-type="float">
            <text:p>1299</text:p>
          </table:table-cell>
          <table:table-cell office:value-type="float" office:value="54.8" calcext:value-type="float">
            <text:p>54,8</text:p>
          </table:table-cell>
          <table:table-cell office:value-type="float" office:value="1071" calcext:value-type="float">
            <text:p>1071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string" calcext:value-type="string">
            <text:p>03006</text:p>
          </table:table-cell>
          <table:table-cell office:value-type="float" office:value="1278" calcext:value-type="float">
            <text:p>1278</text:p>
          </table:table-cell>
          <table:table-cell office:value-type="float" office:value="715" calcext:value-type="float">
            <text:p>715</text:p>
          </table:table-cell>
          <table:table-cell office:value-type="float" office:value="55.9" calcext:value-type="float">
            <text:p>55,9</text:p>
          </table:table-cell>
          <table:table-cell office:value-type="float" office:value="347" calcext:value-type="float">
            <text:p>347</text:p>
          </table:table-cell>
          <table:table-cell office:value-type="float" office:value="48.5" calcext:value-type="float">
            <text:p>48,5</text:p>
          </table:table-cell>
          <table:table-cell office:value-type="float" office:value="368" calcext:value-type="float">
            <text:p>368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03007</text:p>
          </table:table-cell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52.6" calcext:value-type="float">
            <text:p>52,6</text:p>
          </table:table-cell>
          <table:table-cell office:value-type="float" office:value="18" calcext:value-type="float">
            <text:p>18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string" calcext:value-type="string">
            <text:p>03008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3009</text:p>
          </table:table-cell>
          <table:table-cell office:value-type="float" office:value="58994" calcext:value-type="float">
            <text:p>58994</text:p>
          </table:table-cell>
          <table:table-cell office:value-type="float" office:value="3705" calcext:value-type="float">
            <text:p>3705</text:p>
          </table:table-cell>
          <table:table-cell office:value-type="float" office:value="6.3" calcext:value-type="float">
            <text:p>6,3</text:p>
          </table:table-cell>
          <table:table-cell office:value-type="float" office:value="1967" calcext:value-type="float">
            <text:p>1967</text:p>
          </table:table-cell>
          <table:table-cell office:value-type="float" office:value="53.1" calcext:value-type="float">
            <text:p>53,1</text:p>
          </table:table-cell>
          <table:table-cell office:value-type="float" office:value="1738" calcext:value-type="float">
            <text:p>1738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string" calcext:value-type="string">
            <text:p>03010</text:p>
          </table:table-cell>
          <table:table-cell office:value-type="float" office:value="410" calcext:value-type="float">
            <text:p>410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office:value-type="float" office:value="15" calcext:value-type="float">
            <text:p>15</text:p>
          </table:table-cell>
          <table:table-cell office:value-type="float" office:value="71.4" calcext:value-type="float">
            <text:p>71,4</text:p>
          </table:table-cell>
          <table:table-cell office:value-type="float" office:value="6" calcext:value-type="float">
            <text:p>6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string" calcext:value-type="string">
            <text:p>03011</text:p>
          </table:table-cell>
          <table:table-cell office:value-type="float" office:value="20482" calcext:value-type="float">
            <text:p>20482</text:p>
          </table:table-cell>
          <table:table-cell office:value-type="float" office:value="10567" calcext:value-type="float">
            <text:p>10567</text:p>
          </table:table-cell>
          <table:table-cell office:value-type="float" office:value="51.6" calcext:value-type="float">
            <text:p>51,6</text:p>
          </table:table-cell>
          <table:table-cell office:value-type="float" office:value="5187" calcext:value-type="float">
            <text:p>5187</text:p>
          </table:table-cell>
          <table:table-cell office:value-type="float" office:value="49.1" calcext:value-type="float">
            <text:p>49,1</text:p>
          </table:table-cell>
          <table:table-cell office:value-type="float" office:value="5380" calcext:value-type="float">
            <text:p>5380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03012</text:p>
          </table:table-cell>
          <table:table-cell office:value-type="float" office:value="2935" calcext:value-type="float">
            <text:p>2935</text:p>
          </table:table-cell>
          <table:table-cell office:value-type="float" office:value="1499" calcext:value-type="float">
            <text:p>1499</text:p>
          </table:table-cell>
          <table:table-cell office:value-type="float" office:value="51.1" calcext:value-type="float">
            <text:p>51,1</text:p>
          </table:table-cell>
          <table:table-cell office:value-type="float" office:value="723" calcext:value-type="float">
            <text:p>723</text:p>
          </table:table-cell>
          <table:table-cell office:value-type="float" office:value="48.2" calcext:value-type="float">
            <text:p>48,2</text:p>
          </table:table-cell>
          <table:table-cell office:value-type="float" office:value="776" calcext:value-type="float">
            <text:p>776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string" calcext:value-type="string">
            <text:p>03013</text:p>
          </table:table-cell>
          <table:table-cell office:value-type="float" office:value="1336" calcext:value-type="float">
            <text:p>1336</text:p>
          </table:table-cell>
          <table:table-cell office:value-type="float" office:value="66" calcext:value-type="float">
            <text:p>66</text:p>
          </table:table-cell>
          <table:table-cell office:value-type="float" office:value="4.9" calcext:value-type="float">
            <text:p>4,9</text:p>
          </table:table-cell>
          <table:table-cell office:value-type="float" office:value="39" calcext:value-type="float">
            <text:p>39</text:p>
          </table:table-cell>
          <table:table-cell office:value-type="float" office:value="59.1" calcext:value-type="float">
            <text:p>59,1</text:p>
          </table:table-cell>
          <table:table-cell office:value-type="float" office:value="27" calcext:value-type="float">
            <text:p>27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03014</text:p>
          </table:table-cell>
          <table:table-cell office:value-type="float" office:value="334887" calcext:value-type="float">
            <text:p>334887</text:p>
          </table:table-cell>
          <table:table-cell office:value-type="float" office:value="45941" calcext:value-type="float">
            <text:p>45941</text:p>
          </table:table-cell>
          <table:table-cell office:value-type="float" office:value="13.7" calcext:value-type="float">
            <text:p>13,7</text:p>
          </table:table-cell>
          <table:table-cell office:value-type="float" office:value="23398" calcext:value-type="float">
            <text:p>23398</text:p>
          </table:table-cell>
          <table:table-cell office:value-type="float" office:value="51" calcext:value-type="float">
            <text:p>51</text:p>
          </table:table-cell>
          <table:table-cell office:value-type="float" office:value="22543" calcext:value-type="float">
            <text:p>22543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03015</text:p>
          </table:table-cell>
          <table:table-cell office:value-type="float" office:value="20803" calcext:value-type="float">
            <text:p>20803</text:p>
          </table:table-cell>
          <table:table-cell office:value-type="float" office:value="4686" calcext:value-type="float">
            <text:p>4686</text:p>
          </table:table-cell>
          <table:table-cell office:value-type="float" office:value="22.5" calcext:value-type="float">
            <text:p>22,5</text:p>
          </table:table-cell>
          <table:table-cell office:value-type="float" office:value="2388" calcext:value-type="float">
            <text:p>2388</text:p>
          </table:table-cell>
          <table:table-cell office:value-type="float" office:value="51" calcext:value-type="float">
            <text:p>51</text:p>
          </table:table-cell>
          <table:table-cell office:value-type="float" office:value="2298" calcext:value-type="float">
            <text:p>22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3016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0.6" calcext:value-type="float">
            <text:p>10,6</text:p>
          </table:table-cell>
          <table:table-cell office:value-type="float" office:value="4" calcext:value-type="float">
            <text:p>4</text:p>
          </table:table-cell>
          <table:table-cell office:value-type="float" office:value="33.3" calcext:value-type="float">
            <text:p>33,3</text:p>
          </table:table-cell>
          <table:table-cell office:value-type="float" office:value="8" calcext:value-type="float">
            <text:p>8</text:p>
          </table:table-cell>
          <table:table-cell office:value-type="float" office:value="66.7" calcext:value-type="float">
            <text:p>66,7</text:p>
          </table:table-cell>
        </table:table-row>
        <table:table-row table:style-name="ro1">
          <table:table-cell office:value-type="string" calcext:value-type="string">
            <text:p>03017</text:p>
          </table:table-cell>
          <table:table-cell office:value-type="float" office:value="493" calcext:value-type="float">
            <text:p>493</text:p>
          </table:table-cell>
          <table:table-cell office:value-type="float" office:value="41" calcext:value-type="float">
            <text:p>41</text:p>
          </table:table-cell>
          <table:table-cell office:value-type="float" office:value="8.3" calcext:value-type="float">
            <text:p>8,3</text:p>
          </table:table-cell>
          <table:table-cell office:value-type="float" office:value="23" calcext:value-type="float">
            <text:p>23</text:p>
          </table:table-cell>
          <table:table-cell office:value-type="float" office:value="56.1" calcext:value-type="float">
            <text:p>56,1</text:p>
          </table:table-cell>
          <table:table-cell office:value-type="float" office:value="18" calcext:value-type="float">
            <text:p>18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string" calcext:value-type="string">
            <text:p>03018</text:p>
          </table:table-cell>
          <table:table-cell office:value-type="float" office:value="22290" calcext:value-type="float">
            <text:p>22290</text:p>
          </table:table-cell>
          <table:table-cell office:value-type="float" office:value="7297" calcext:value-type="float">
            <text:p>7297</text:p>
          </table:table-cell>
          <table:table-cell office:value-type="float" office:value="32.7" calcext:value-type="float">
            <text:p>32,7</text:p>
          </table:table-cell>
          <table:table-cell office:value-type="float" office:value="3623" calcext:value-type="float">
            <text:p>3623</text:p>
          </table:table-cell>
          <table:table-cell office:value-type="float" office:value="49.7" calcext:value-type="float">
            <text:p>49,7</text:p>
          </table:table-cell>
          <table:table-cell office:value-type="float" office:value="3674" calcext:value-type="float">
            <text:p>3674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string" calcext:value-type="string">
            <text:p>03019</text:p>
          </table:table-cell>
          <table:table-cell office:value-type="float" office:value="20714" calcext:value-type="float">
            <text:p>20714</text:p>
          </table:table-cell>
          <table:table-cell office:value-type="float" office:value="1424" calcext:value-type="float">
            <text:p>1424</text:p>
          </table:table-cell>
          <table:table-cell office:value-type="float" office:value="6.9" calcext:value-type="float">
            <text:p>6,9</text:p>
          </table:table-cell>
          <table:table-cell office:value-type="float" office:value="708" calcext:value-type="float">
            <text:p>708</text:p>
          </table:table-cell>
          <table:table-cell office:value-type="float" office:value="49.7" calcext:value-type="float">
            <text:p>49,7</text:p>
          </table:table-cell>
          <table:table-cell office:value-type="float" office:value="716" calcext:value-type="float">
            <text:p>716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string" calcext:value-type="string">
            <text:p>03001</text:p>
          </table:table-cell>
          <table:table-cell office:value-type="float" office:value="632" calcext:value-type="float">
            <text:p>632</text:p>
          </table:table-cell>
          <table:table-cell office:value-type="float" office:value="250" calcext:value-type="float">
            <text:p>250</text:p>
          </table:table-cell>
          <table:table-cell office:value-type="float" office:value="39.6" calcext:value-type="float">
            <text:p>39,6</text:p>
          </table:table-cell>
          <table:table-cell office:value-type="float" office:value="124" calcext:value-type="float">
            <text:p>124</text:p>
          </table:table-cell>
          <table:table-cell office:value-type="float" office:value="49.6" calcext:value-type="float">
            <text:p>49,6</text:p>
          </table:table-cell>
          <table:table-cell office:value-type="float" office:value="126" calcext:value-type="float">
            <text:p>126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03020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office:value-type="float" office:value="21.4" calcext:value-type="float">
            <text:p>21,4</text:p>
          </table:table-cell>
          <table:table-cell office:value-type="float" office:value="20" calcext:value-type="float">
            <text:p>20</text:p>
          </table:table-cell>
          <table:table-cell office:value-type="float" office:value="71.4" calcext:value-type="float">
            <text:p>71,4</text:p>
          </table:table-cell>
          <table:table-cell office:value-type="float" office:value="8" calcext:value-type="float">
            <text:p>8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string" calcext:value-type="string">
            <text:p>03021</text:p>
          </table:table-cell>
          <table:table-cell office:value-type="float" office:value="7068" calcext:value-type="float">
            <text:p>7068</text:p>
          </table:table-cell>
          <table:table-cell office:value-type="float" office:value="343" calcext:value-type="float">
            <text:p>343</text:p>
          </table:table-cell>
          <table:table-cell office:value-type="float" office:value="4.8" calcext:value-type="float">
            <text:p>4,8</text:p>
          </table:table-cell>
          <table:table-cell office:value-type="float" office:value="187" calcext:value-type="float">
            <text:p>187</text:p>
          </table:table-cell>
          <table:table-cell office:value-type="float" office:value="54.5" calcext:value-type="float">
            <text:p>54,5</text:p>
          </table:table-cell>
          <table:table-cell office:value-type="float" office:value="156" calcext:value-type="float">
            <text:p>156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string" calcext:value-type="string">
            <text:p>03022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33.3" calcext:value-type="float">
            <text:p>33,3</text:p>
          </table:table-cell>
          <table:table-cell office:value-type="float" office:value="6" calcext:value-type="float">
            <text:p>6</text:p>
          </table:table-cell>
          <table:table-cell office:value-type="float" office:value="66.7" calcext:value-type="float">
            <text:p>66,7</text:p>
          </table:table-cell>
        </table:table-row>
        <table:table-row table:style-name="ro1">
          <table:table-cell office:value-type="string" calcext:value-type="string">
            <text:p>03023</text:p>
          </table:table-cell>
          <table:table-cell office:value-type="float" office:value="1685" calcext:value-type="float">
            <text:p>1685</text:p>
          </table:table-cell>
          <table:table-cell office:value-type="float" office:value="83" calcext:value-type="float">
            <text:p>83</text:p>
          </table:table-cell>
          <table:table-cell office:value-type="float" office:value="4.9" calcext:value-type="float">
            <text:p>4,9</text:p>
          </table:table-cell>
          <table:table-cell office:value-type="float" office:value="50" calcext:value-type="float">
            <text:p>50</text:p>
          </table:table-cell>
          <table:table-cell office:value-type="float" office:value="60.2" calcext:value-type="float">
            <text:p>60,2</text:p>
          </table:table-cell>
          <table:table-cell office:value-type="float" office:value="33" calcext:value-type="float">
            <text:p>33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string" calcext:value-type="string">
            <text:p>03024</text:p>
          </table:table-cell>
          <table:table-cell office:value-type="float" office:value="5402" calcext:value-type="float">
            <text:p>5402</text:p>
          </table:table-cell>
          <table:table-cell office:value-type="float" office:value="664" calcext:value-type="float">
            <text:p>664</text:p>
          </table:table-cell>
          <table:table-cell office:value-type="float" office:value="12.3" calcext:value-type="float">
            <text:p>12,3</text:p>
          </table:table-cell>
          <table:table-cell office:value-type="float" office:value="340" calcext:value-type="float">
            <text:p>340</text:p>
          </table:table-cell>
          <table:table-cell office:value-type="float" office:value="51.2" calcext:value-type="float">
            <text:p>51,2</text:p>
          </table:table-cell>
          <table:table-cell office:value-type="float" office:value="324" calcext:value-type="float">
            <text:p>324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string" calcext:value-type="string">
            <text:p>03025</text:p>
          </table:table-cell>
          <table:table-cell office:value-type="float" office:value="1942" calcext:value-type="float">
            <text:p>1942</text:p>
          </table:table-cell>
          <table:table-cell office:value-type="float" office:value="286" calcext:value-type="float">
            <text:p>286</text:p>
          </table:table-cell>
          <table:table-cell office:value-type="float" office:value="14.7" calcext:value-type="float">
            <text:p>14,7</text:p>
          </table:table-cell>
          <table:table-cell office:value-type="float" office:value="138" calcext:value-type="float">
            <text:p>138</text:p>
          </table:table-cell>
          <table:table-cell office:value-type="float" office:value="48.3" calcext:value-type="float">
            <text:p>48,3</text:p>
          </table:table-cell>
          <table:table-cell office:value-type="float" office:value="148" calcext:value-type="float">
            <text:p>148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string" calcext:value-type="string">
            <text:p>03026</text:p>
          </table:table-cell>
          <table:table-cell office:value-type="float" office:value="2092" calcext:value-type="float">
            <text:p>2092</text:p>
          </table:table-cell>
          <table:table-cell office:value-type="float" office:value="466" calcext:value-type="float">
            <text:p>466</text:p>
          </table:table-cell>
          <table:table-cell office:value-type="float" office:value="22.3" calcext:value-type="float">
            <text:p>22,3</text:p>
          </table:table-cell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3027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15.1" calcext:value-type="float">
            <text:p>15,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3028</text:p>
          </table:table-cell>
          <table:table-cell office:value-type="float" office:value="1118" calcext:value-type="float">
            <text:p>1118</text:p>
          </table:table-cell>
          <table:table-cell office:value-type="float" office:value="66" calcext:value-type="float">
            <text:p>66</text:p>
          </table:table-cell>
          <table:table-cell office:value-type="float" office:value="5.9" calcext:value-type="float">
            <text:p>5,9</text:p>
          </table:table-cell>
          <table:table-cell office:value-type="float" office:value="28" calcext:value-type="float">
            <text:p>28</text:p>
          </table:table-cell>
          <table:table-cell office:value-type="float" office:value="42.4" calcext:value-type="float">
            <text:p>42,4</text:p>
          </table:table-cell>
          <table:table-cell office:value-type="float" office:value="38" calcext:value-type="float">
            <text:p>38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string" calcext:value-type="string">
            <text:p>03030</text:p>
          </table:table-cell>
          <table:table-cell office:value-type="float" office:value="1095" calcext:value-type="float">
            <text:p>1095</text:p>
          </table:table-cell>
          <table:table-cell office:value-type="float" office:value="433" calcext:value-type="float">
            <text:p>433</text:p>
          </table:table-cell>
          <table:table-cell office:value-type="float" office:value="39.5" calcext:value-type="float">
            <text:p>39,5</text:p>
          </table:table-cell>
          <table:table-cell office:value-type="float" office:value="216" calcext:value-type="float">
            <text:p>216</text:p>
          </table:table-cell>
          <table:table-cell office:value-type="float" office:value="49.9" calcext:value-type="float">
            <text:p>49,9</text:p>
          </table:table-cell>
          <table:table-cell office:value-type="float" office:value="217" calcext:value-type="float">
            <text:p>217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string" calcext:value-type="string">
            <text:p>03031</text:p>
          </table:table-cell>
          <table:table-cell office:value-type="float" office:value="68721" calcext:value-type="float">
            <text:p>68721</text:p>
          </table:table-cell>
          <table:table-cell office:value-type="float" office:value="19595" calcext:value-type="float">
            <text:p>19595</text:p>
          </table:table-cell>
          <table:table-cell office:value-type="float" office:value="28.5" calcext:value-type="float">
            <text:p>28,5</text:p>
          </table:table-cell>
          <table:table-cell office:value-type="float" office:value="10126" calcext:value-type="float">
            <text:p>10126</text:p>
          </table:table-cell>
          <table:table-cell office:value-type="float" office:value="51.7" calcext:value-type="float">
            <text:p>51,7</text:p>
          </table:table-cell>
          <table:table-cell office:value-type="float" office:value="9469" calcext:value-type="float">
            <text:p>9469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03032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03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3.6" calcext:value-type="float">
            <text:p>13,6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,6</text:p>
          </table:table-cell>
          <table:table-cell office:value-type="float" office:value="9" calcext:value-type="float">
            <text:p>9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string" calcext:value-type="string">
            <text:p>03029</text:p>
          </table:table-cell>
          <table:table-cell office:value-type="float" office:value="490" calcext:value-type="float">
            <text:p>490</text:p>
          </table:table-cell>
          <table:table-cell office:value-type="float" office:value="213" calcext:value-type="float">
            <text:p>213</text:p>
          </table:table-cell>
          <table:table-cell office:value-type="float" office:value="43.5" calcext:value-type="float">
            <text:p>43,5</text:p>
          </table:table-cell>
          <table:table-cell office:value-type="float" office:value="110" calcext:value-type="float">
            <text:p>110</text:p>
          </table:table-cell>
          <table:table-cell office:value-type="float" office:value="51.6" calcext:value-type="float">
            <text:p>51,6</text:p>
          </table:table-cell>
          <table:table-cell office:value-type="float" office:value="103" calcext:value-type="float">
            <text:p>103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string" calcext:value-type="string">
            <text:p>03034</text:p>
          </table:table-cell>
          <table:table-cell office:value-type="float" office:value="3322" calcext:value-type="float">
            <text:p>3322</text:p>
          </table:table-cell>
          <table:table-cell office:value-type="float" office:value="1595" calcext:value-type="float">
            <text:p>1595</text:p>
          </table:table-cell>
          <table:table-cell office:value-type="float" office:value="48" calcext:value-type="float">
            <text:p>48</text:p>
          </table:table-cell>
          <table:table-cell office:value-type="float" office:value="789" calcext:value-type="float">
            <text:p>789</text:p>
          </table:table-cell>
          <table:table-cell office:value-type="float" office:value="49.5" calcext:value-type="float">
            <text:p>49,5</text:p>
          </table:table-cell>
          <table:table-cell office:value-type="float" office:value="806" calcext:value-type="float">
            <text:p>806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string" calcext:value-type="string">
            <text:p>03035</text:p>
          </table:table-cell>
          <table:table-cell office:value-type="float" office:value="724" calcext:value-type="float">
            <text:p>724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,6</text:p>
          </table:table-cell>
          <table:table-cell office:value-type="float" office:value="16" calcext:value-type="float">
            <text:p>16</text:p>
          </table:table-cell>
          <table:table-cell office:value-type="float" office:value="48.5" calcext:value-type="float">
            <text:p>48,5</text:p>
          </table:table-cell>
          <table:table-cell office:value-type="float" office:value="17" calcext:value-type="float">
            <text:p>17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0303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3037</text:p>
          </table:table-cell>
          <table:table-cell office:value-type="float" office:value="483" calcext:value-type="float">
            <text:p>483</text:p>
          </table:table-cell>
          <table:table-cell office:value-type="float" office:value="90" calcext:value-type="float">
            <text:p>90</text:p>
          </table:table-cell>
          <table:table-cell office:value-type="float" office:value="18.6" calcext:value-type="float">
            <text:p>18,6</text:p>
          </table:table-cell>
          <table:table-cell office:value-type="float" office:value="46" calcext:value-type="float">
            <text:p>46</text:p>
          </table:table-cell>
          <table:table-cell office:value-type="float" office:value="51.1" calcext:value-type="float">
            <text:p>51,1</text:p>
          </table:table-cell>
          <table:table-cell office:value-type="float" office:value="44" calcext:value-type="float">
            <text:p>44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string" calcext:value-type="string">
            <text:p>03038</text:p>
          </table:table-cell>
          <table:table-cell office:value-type="float" office:value="409" calcext:value-type="float">
            <text:p>409</text:p>
          </table:table-cell>
          <table:table-cell office:value-type="float" office:value="35" calcext:value-type="float">
            <text:p>35</text:p>
          </table:table-cell>
          <table:table-cell office:value-type="float" office:value="8.5" calcext:value-type="float">
            <text:p>8,5</text:p>
          </table:table-cell>
          <table:table-cell office:value-type="float" office:value="16" calcext:value-type="float">
            <text:p>16</text:p>
          </table:table-cell>
          <table:table-cell office:value-type="float" office:value="45.7" calcext:value-type="float">
            <text:p>45,7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string" calcext:value-type="string">
            <text:p>03039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  <table:table-cell office:value-type="float" office:value="53.8" calcext:value-type="float">
            <text:p>53,8</text:p>
          </table:table-cell>
          <table:table-cell office:value-type="float" office:value="6" calcext:value-type="float">
            <text:p>6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string" calcext:value-type="string">
            <text:p>03040</text:p>
          </table:table-cell>
          <table:table-cell office:value-type="float" office:value="418" calcext:value-type="float">
            <text:p>418</text:p>
          </table:table-cell>
          <table:table-cell office:value-type="float" office:value="110" calcext:value-type="float">
            <text:p>110</text:p>
          </table:table-cell>
          <table:table-cell office:value-type="float" office:value="26.3" calcext:value-type="float">
            <text:p>26,3</text:p>
          </table:table-cell>
          <table:table-cell office:value-type="float" office:value="46" calcext:value-type="float">
            <text:p>46</text:p>
          </table:table-cell>
          <table:table-cell office:value-type="float" office:value="41.8" calcext:value-type="float">
            <text:p>41,8</text:p>
          </table:table-cell>
          <table:table-cell office:value-type="float" office:value="64" calcext:value-type="float">
            <text:p>64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03041</text:p>
          </table:table-cell>
          <table:table-cell office:value-type="float" office:value="11005" calcext:value-type="float">
            <text:p>11005</text:p>
          </table:table-cell>
          <table:table-cell office:value-type="float" office:value="3645" calcext:value-type="float">
            <text:p>3645</text:p>
          </table:table-cell>
          <table:table-cell office:value-type="float" office:value="33.1" calcext:value-type="float">
            <text:p>33,1</text:p>
          </table:table-cell>
          <table:table-cell office:value-type="float" office:value="1813" calcext:value-type="float">
            <text:p>1813</text:p>
          </table:table-cell>
          <table:table-cell office:value-type="float" office:value="49.7" calcext:value-type="float">
            <text:p>49,7</text:p>
          </table:table-cell>
          <table:table-cell office:value-type="float" office:value="1832" calcext:value-type="float">
            <text:p>1832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string" calcext:value-type="string">
            <text:p>03042</text:p>
          </table:table-cell>
          <table:table-cell office:value-type="float" office:value="4276" calcext:value-type="float">
            <text:p>4276</text:p>
          </table:table-cell>
          <table:table-cell office:value-type="float" office:value="2552" calcext:value-type="float">
            <text:p>2552</text:p>
          </table:table-cell>
          <table:table-cell office:value-type="float" office:value="59.7" calcext:value-type="float">
            <text:p>59,7</text:p>
          </table:table-cell>
          <table:table-cell office:value-type="float" office:value="1253" calcext:value-type="float">
            <text:p>1253</text:p>
          </table:table-cell>
          <table:table-cell office:value-type="float" office:value="49.1" calcext:value-type="float">
            <text:p>49,1</text:p>
          </table:table-cell>
          <table:table-cell office:value-type="float" office:value="1299" calcext:value-type="float">
            <text:p>1299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03043</text:p>
          </table:table-cell>
          <table:table-cell office:value-type="float" office:value="3671" calcext:value-type="float">
            <text:p>3671</text:p>
          </table:table-cell>
          <table:table-cell office:value-type="float" office:value="131" calcext:value-type="float">
            <text:p>131</text:p>
          </table:table-cell>
          <table:table-cell office:value-type="float" office:value="3.5" calcext:value-type="float">
            <text:p>3,5</text:p>
          </table:table-cell>
          <table:table-cell office:value-type="float" office:value="64" calcext:value-type="float">
            <text:p>64</text:p>
          </table:table-cell>
          <table:table-cell office:value-type="float" office:value="48.9" calcext:value-type="float">
            <text:p>48,9</text:p>
          </table:table-cell>
          <table:table-cell office:value-type="float" office:value="67" calcext:value-type="float">
            <text:p>67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03044</text:p>
          </table:table-cell>
          <table:table-cell office:value-type="float" office:value="6733" calcext:value-type="float">
            <text:p>6733</text:p>
          </table:table-cell>
          <table:table-cell office:value-type="float" office:value="1067" calcext:value-type="float">
            <text:p>1067</text:p>
          </table:table-cell>
          <table:table-cell office:value-type="float" office:value="15.8" calcext:value-type="float">
            <text:p>15,8</text:p>
          </table:table-cell>
          <table:table-cell office:value-type="float" office:value="562" calcext:value-type="float">
            <text:p>562</text:p>
          </table:table-cell>
          <table:table-cell office:value-type="float" office:value="52.7" calcext:value-type="float">
            <text:p>52,7</text:p>
          </table:table-cell>
          <table:table-cell office:value-type="float" office:value="505" calcext:value-type="float">
            <text:p>505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string" calcext:value-type="string">
            <text:p>03045</text:p>
          </table:table-cell>
          <table:table-cell office:value-type="float" office:value="420" calcext:value-type="float">
            <text:p>420</text:p>
          </table:table-cell>
          <table:table-cell office:value-type="float" office:value="181" calcext:value-type="float">
            <text:p>181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53.6" calcext:value-type="float">
            <text:p>53,6</text:p>
          </table:table-cell>
          <table:table-cell office:value-type="float" office:value="84" calcext:value-type="float">
            <text:p>84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string" calcext:value-type="string">
            <text:p>03046</text:p>
          </table:table-cell>
          <table:table-cell office:value-type="float" office:value="2978" calcext:value-type="float">
            <text:p>2978</text:p>
          </table:table-cell>
          <table:table-cell office:value-type="float" office:value="963" calcext:value-type="float">
            <text:p>963</text:p>
          </table:table-cell>
          <table:table-cell office:value-type="float" office:value="32.3" calcext:value-type="float">
            <text:p>32,3</text:p>
          </table:table-cell>
          <table:table-cell office:value-type="float" office:value="491" calcext:value-type="float">
            <text:p>491</text:p>
          </table:table-cell>
          <table:table-cell office:value-type="float" office:value="51" calcext:value-type="float">
            <text:p>51</text:p>
          </table:table-cell>
          <table:table-cell office:value-type="float" office:value="472" calcext:value-type="float">
            <text:p>4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3049</text:p>
          </table:table-cell>
          <table:table-cell office:value-type="float" office:value="19038" calcext:value-type="float">
            <text:p>19038</text:p>
          </table:table-cell>
          <table:table-cell office:value-type="float" office:value="3978" calcext:value-type="float">
            <text:p>3978</text:p>
          </table:table-cell>
          <table:table-cell office:value-type="float" office:value="20.9" calcext:value-type="float">
            <text:p>20,9</text:p>
          </table:table-cell>
          <table:table-cell office:value-type="float" office:value="2180" calcext:value-type="float">
            <text:p>2180</text:p>
          </table:table-cell>
          <table:table-cell office:value-type="float" office:value="54.8" calcext:value-type="float">
            <text:p>54,8</text:p>
          </table:table-cell>
          <table:table-cell office:value-type="float" office:value="1798" calcext:value-type="float">
            <text:p>1798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string" calcext:value-type="string">
            <text:p>03048</text:p>
          </table:table-cell>
          <table:table-cell office:value-type="float" office:value="7373" calcext:value-type="float">
            <text:p>7373</text:p>
          </table:table-cell>
          <table:table-cell office:value-type="float" office:value="1330" calcext:value-type="float">
            <text:p>1330</text:p>
          </table:table-cell>
          <table:table-cell office:value-type="float" office:value="18" calcext:value-type="float">
            <text:p>18</text:p>
          </table:table-cell>
          <table:table-cell office:value-type="float" office:value="751" calcext:value-type="float">
            <text:p>751</text:p>
          </table:table-cell>
          <table:table-cell office:value-type="float" office:value="56.5" calcext:value-type="float">
            <text:p>56,5</text:p>
          </table:table-cell>
          <table:table-cell office:value-type="float" office:value="579" calcext:value-type="float">
            <text:p>579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03047</text:p>
          </table:table-cell>
          <table:table-cell office:value-type="float" office:value="22725" calcext:value-type="float">
            <text:p>22725</text:p>
          </table:table-cell>
          <table:table-cell office:value-type="float" office:value="10719" calcext:value-type="float">
            <text:p>10719</text:p>
          </table:table-cell>
          <table:table-cell office:value-type="float" office:value="47.2" calcext:value-type="float">
            <text:p>47,2</text:p>
          </table:table-cell>
          <table:table-cell office:value-type="float" office:value="5388" calcext:value-type="float">
            <text:p>5388</text:p>
          </table:table-cell>
          <table:table-cell office:value-type="float" office:value="50.3" calcext:value-type="float">
            <text:p>50,3</text:p>
          </table:table-cell>
          <table:table-cell office:value-type="float" office:value="5331" calcext:value-type="float">
            <text:p>5331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string" calcext:value-type="string">
            <text:p>03051</text:p>
          </table:table-cell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  <table:table-cell office:value-type="float" office:value="4.1" calcext:value-type="float">
            <text:p>4,1</text:p>
          </table:table-cell>
          <table:table-cell office:value-type="float" office:value="7" calcext:value-type="float">
            <text:p>7</text:p>
          </table:table-cell>
          <table:table-cell office:value-type="float" office:value="41.2" calcext:value-type="float">
            <text:p>41,2</text:p>
          </table:table-cell>
          <table:table-cell office:value-type="float" office:value="10" calcext:value-type="float">
            <text:p>10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string" calcext:value-type="string">
            <text:p>03050</text:p>
          </table:table-cell>
          <table:table-cell office:value-type="float" office:value="28349" calcext:value-type="float">
            <text:p>28349</text:p>
          </table:table-cell>
          <table:table-cell office:value-type="float" office:value="4933" calcext:value-type="float">
            <text:p>4933</text:p>
          </table:table-cell>
          <table:table-cell office:value-type="float" office:value="17.4" calcext:value-type="float">
            <text:p>17,4</text:p>
          </table:table-cell>
          <table:table-cell office:value-type="float" office:value="2330" calcext:value-type="float">
            <text:p>2330</text:p>
          </table:table-cell>
          <table:table-cell office:value-type="float" office:value="47.2" calcext:value-type="float">
            <text:p>47,2</text:p>
          </table:table-cell>
          <table:table-cell office:value-type="float" office:value="2603" calcext:value-type="float">
            <text:p>2603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string" calcext:value-type="string">
            <text:p>03052</text:p>
          </table:table-cell>
          <table:table-cell office:value-type="float" office:value="1220" calcext:value-type="float">
            <text:p>1220</text:p>
          </table:table-cell>
          <table:table-cell office:value-type="float" office:value="39" calcext:value-type="float">
            <text:p>39</text:p>
          </table:table-cell>
          <table:table-cell office:value-type="float" office:value="3.2" calcext:value-type="float">
            <text:p>3,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3053</text:p>
          </table:table-cell>
          <table:table-cell office:value-type="float" office:value="10124" calcext:value-type="float">
            <text:p>10124</text:p>
          </table:table-cell>
          <table:table-cell office:value-type="float" office:value="1115" calcext:value-type="float">
            <text:p>1115</text:p>
          </table:table-cell>
          <table:table-cell office:value-type="float" office:value="11" calcext:value-type="float">
            <text:p>11</text:p>
          </table:table-cell>
          <table:table-cell office:value-type="float" office:value="580" calcext:value-type="float">
            <text:p>580</text:p>
          </table:table-cell>
          <table:table-cell office:value-type="float" office:value="52" calcext:value-type="float">
            <text:p>52</text:p>
          </table:table-cell>
          <table:table-cell office:value-type="float" office:value="535" calcext:value-type="float">
            <text:p>5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3054</text:p>
          </table:table-cell>
          <table:table-cell office:value-type="float" office:value="449" calcext:value-type="float">
            <text:p>449</text:p>
          </table:table-cell>
          <table:table-cell office:value-type="float" office:value="77" calcext:value-type="float">
            <text:p>77</text:p>
          </table:table-cell>
          <table:table-cell office:value-type="float" office:value="17.1" calcext:value-type="float">
            <text:p>17,1</text:p>
          </table:table-cell>
          <table:table-cell office:value-type="float" office:value="46" calcext:value-type="float">
            <text:p>46</text:p>
          </table:table-cell>
          <table:table-cell office:value-type="float" office:value="59.7" calcext:value-type="float">
            <text:p>59,7</text:p>
          </table:table-cell>
          <table:table-cell office:value-type="float" office:value="31" calcext:value-type="float">
            <text:p>31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string" calcext:value-type="string">
            <text:p>03075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25.8" calcext:value-type="float">
            <text:p>25,8</text:p>
          </table:table-cell>
          <table:table-cell office:value-type="float" office:value="29" calcext:value-type="float">
            <text:p>29</text:p>
          </table:table-cell>
          <table:table-cell office:value-type="float" office:value="51.8" calcext:value-type="float">
            <text:p>51,8</text:p>
          </table:table-cell>
          <table:table-cell office:value-type="float" office:value="27" calcext:value-type="float">
            <text:p>27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string" calcext:value-type="string">
            <text:p>03055</text:p>
          </table:table-cell>
          <table:table-cell office:value-type="float" office:value="8639" calcext:value-type="float">
            <text:p>8639</text:p>
          </table:table-cell>
          <table:table-cell office:value-type="float" office:value="1961" calcext:value-type="float">
            <text:p>1961</text:p>
          </table:table-cell>
          <table:table-cell office:value-type="float" office:value="22.7" calcext:value-type="float">
            <text:p>22,7</text:p>
          </table:table-cell>
          <table:table-cell office:value-type="float" office:value="965" calcext:value-type="float">
            <text:p>965</text:p>
          </table:table-cell>
          <table:table-cell office:value-type="float" office:value="49.2" calcext:value-type="float">
            <text:p>49,2</text:p>
          </table:table-cell>
          <table:table-cell office:value-type="float" office:value="996" calcext:value-type="float">
            <text:p>996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string" calcext:value-type="string">
            <text:p>03056</text:p>
          </table:table-cell>
          <table:table-cell office:value-type="float" office:value="11511" calcext:value-type="float">
            <text:p>11511</text:p>
          </table:table-cell>
          <table:table-cell office:value-type="float" office:value="1377" calcext:value-type="float">
            <text:p>1377</text:p>
          </table:table-cell>
          <table:table-cell office:value-type="float" office:value="11.9" calcext:value-type="float">
            <text:p>11,9</text:p>
          </table:table-cell>
          <table:table-cell office:value-type="float" office:value="785" calcext:value-type="float">
            <text:p>785</text:p>
          </table:table-cell>
          <table:table-cell office:value-type="float" office:value="57" calcext:value-type="float">
            <text:p>57</text:p>
          </table:table-cell>
          <table:table-cell office:value-type="float" office:value="592" calcext:value-type="float">
            <text:p>5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3057</text:p>
          </table:table-cell>
          <table:table-cell office:value-type="float" office:value="187" calcext:value-type="float">
            <text:p>18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6.4" calcext:value-type="float">
            <text:p>46,4</text:p>
          </table:table-cell>
          <table:table-cell office:value-type="float" office:value="15" calcext:value-type="float">
            <text:p>15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string" calcext:value-type="string">
            <text:p>03058</text:p>
          </table:table-cell>
          <table:table-cell office:value-type="float" office:value="7297" calcext:value-type="float">
            <text:p>7297</text:p>
          </table:table-cell>
          <table:table-cell office:value-type="float" office:value="1167" calcext:value-type="float">
            <text:p>1167</text:p>
          </table:table-cell>
          <table:table-cell office:value-type="float" office:value="16" calcext:value-type="float">
            <text:p>16</text:p>
          </table:table-cell>
          <table:table-cell office:value-type="float" office:value="588" calcext:value-type="float">
            <text:p>588</text:p>
          </table:table-cell>
          <table:table-cell office:value-type="float" office:value="50.4" calcext:value-type="float">
            <text:p>50,4</text:p>
          </table:table-cell>
          <table:table-cell office:value-type="float" office:value="579" calcext:value-type="float">
            <text:p>579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string" calcext:value-type="string">
            <text:p>03059</text:p>
          </table:table-cell>
          <table:table-cell office:value-type="float" office:value="28952" calcext:value-type="float">
            <text:p>28952</text:p>
          </table:table-cell>
          <table:table-cell office:value-type="float" office:value="3487" calcext:value-type="float">
            <text:p>3487</text:p>
          </table:table-cell>
          <table:table-cell office:value-type="float" office:value="12" calcext:value-type="float">
            <text:p>12</text:p>
          </table:table-cell>
          <table:table-cell office:value-type="float" office:value="1812" calcext:value-type="float">
            <text:p>1812</text:p>
          </table:table-cell>
          <table:table-cell office:value-type="float" office:value="52" calcext:value-type="float">
            <text:p>52</text:p>
          </table:table-cell>
          <table:table-cell office:value-type="float" office:value="1675" calcext:value-type="float">
            <text:p>16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3061</text:p>
          </table:table-cell>
          <table:table-cell office:value-type="float" office:value="1737" calcext:value-type="float">
            <text:p>1737</text:p>
          </table:table-cell>
          <table:table-cell office:value-type="float" office:value="467" calcext:value-type="float">
            <text:p>467</text:p>
          </table:table-cell>
          <table:table-cell office:value-type="float" office:value="26.9" calcext:value-type="float">
            <text:p>26,9</text:p>
          </table:table-cell>
          <table:table-cell office:value-type="float" office:value="221" calcext:value-type="float">
            <text:p>221</text:p>
          </table:table-cell>
          <table:table-cell office:value-type="float" office:value="47.3" calcext:value-type="float">
            <text:p>47,3</text:p>
          </table:table-cell>
          <table:table-cell office:value-type="float" office:value="246" calcext:value-type="float">
            <text:p>246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string" calcext:value-type="string">
            <text:p>03062</text:p>
          </table:table-cell>
          <table:table-cell office:value-type="float" office:value="690" calcext:value-type="float">
            <text:p>690</text:p>
          </table:table-cell>
          <table:table-cell office:value-type="float" office:value="438" calcext:value-type="float">
            <text:p>438</text:p>
          </table:table-cell>
          <table:table-cell office:value-type="float" office:value="63.5" calcext:value-type="float">
            <text:p>63,5</text:p>
          </table:table-cell>
          <table:table-cell office:value-type="float" office:value="226" calcext:value-type="float">
            <text:p>226</text:p>
          </table:table-cell>
          <table:table-cell office:value-type="float" office:value="53.6" calcext:value-type="float">
            <text:p>53,6</text:p>
          </table:table-cell>
          <table:table-cell office:value-type="float" office:value="212" calcext:value-type="float">
            <text:p>212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string" calcext:value-type="string">
            <text:p>03063</text:p>
          </table:table-cell>
          <table:table-cell office:value-type="float" office:value="42166" calcext:value-type="float">
            <text:p>42166</text:p>
          </table:table-cell>
          <table:table-cell office:value-type="float" office:value="9141" calcext:value-type="float">
            <text:p>9141</text:p>
          </table:table-cell>
          <table:table-cell office:value-type="float" office:value="21.7" calcext:value-type="float">
            <text:p>21,7</text:p>
          </table:table-cell>
          <table:table-cell office:value-type="float" office:value="4320" calcext:value-type="float">
            <text:p>4320</text:p>
          </table:table-cell>
          <table:table-cell office:value-type="float" office:value="47.3" calcext:value-type="float">
            <text:p>47,3</text:p>
          </table:table-cell>
          <table:table-cell office:value-type="float" office:value="4821" calcext:value-type="float">
            <text:p>4821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string" calcext:value-type="string">
            <text:p>03064</text:p>
          </table:table-cell>
          <table:table-cell office:value-type="float" office:value="7470" calcext:value-type="float">
            <text:p>7470</text:p>
          </table:table-cell>
          <table:table-cell office:value-type="float" office:value="1286" calcext:value-type="float">
            <text:p>1286</text:p>
          </table:table-cell>
          <table:table-cell office:value-type="float" office:value="17.2" calcext:value-type="float">
            <text:p>17,2</text:p>
          </table:table-cell>
          <table:table-cell office:value-type="float" office:value="624" calcext:value-type="float">
            <text:p>624</text:p>
          </table:table-cell>
          <table:table-cell office:value-type="float" office:value="48.5" calcext:value-type="float">
            <text:p>48,5</text:p>
          </table:table-cell>
          <table:table-cell office:value-type="float" office:value="662" calcext:value-type="float">
            <text:p>662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03065</text:p>
          </table:table-cell>
          <table:table-cell office:value-type="float" office:value="232517" calcext:value-type="float">
            <text:p>232517</text:p>
          </table:table-cell>
          <table:table-cell office:value-type="float" office:value="24409" calcext:value-type="float">
            <text:p>24409</text:p>
          </table:table-cell>
          <table:table-cell office:value-type="float" office:value="10.5" calcext:value-type="float">
            <text:p>10,5</text:p>
          </table:table-cell>
          <table:table-cell office:value-type="float" office:value="12787" calcext:value-type="float">
            <text:p>12787</text:p>
          </table:table-cell>
          <table:table-cell office:value-type="float" office:value="52.4" calcext:value-type="float">
            <text:p>52,4</text:p>
          </table:table-cell>
          <table:table-cell office:value-type="float" office:value="11622" calcext:value-type="float">
            <text:p>11622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string" calcext:value-type="string">
            <text:p>03066</text:p>
          </table:table-cell>
          <table:table-cell office:value-type="float" office:value="52618" calcext:value-type="float">
            <text:p>52618</text:p>
          </table:table-cell>
          <table:table-cell office:value-type="float" office:value="2679" calcext:value-type="float">
            <text:p>2679</text:p>
          </table:table-cell>
          <table:table-cell office:value-type="float" office:value="5.1" calcext:value-type="float">
            <text:p>5,1</text:p>
          </table:table-cell>
          <table:table-cell office:value-type="float" office:value="1309" calcext:value-type="float">
            <text:p>1309</text:p>
          </table:table-cell>
          <table:table-cell office:value-type="float" office:value="48.9" calcext:value-type="float">
            <text:p>48,9</text:p>
          </table:table-cell>
          <table:table-cell office:value-type="float" office:value="1370" calcext:value-type="float">
            <text:p>1370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03067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,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3068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3069</text:p>
          </table:table-cell>
          <table:table-cell office:value-type="float" office:value="6715" calcext:value-type="float">
            <text:p>6715</text:p>
          </table:table-cell>
          <table:table-cell office:value-type="float" office:value="2637" calcext:value-type="float">
            <text:p>2637</text:p>
          </table:table-cell>
          <table:table-cell office:value-type="float" office:value="39.3" calcext:value-type="float">
            <text:p>39,3</text:p>
          </table:table-cell>
          <table:table-cell office:value-type="float" office:value="1304" calcext:value-type="float">
            <text:p>1304</text:p>
          </table:table-cell>
          <table:table-cell office:value-type="float" office:value="49.4" calcext:value-type="float">
            <text:p>49,4</text:p>
          </table:table-cell>
          <table:table-cell office:value-type="float" office:value="1333" calcext:value-type="float">
            <text:p>1333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string" calcext:value-type="string">
            <text:p>03070</text:p>
          </table:table-cell>
          <table:table-cell office:value-type="float" office:value="4191" calcext:value-type="float">
            <text:p>4191</text:p>
          </table:table-cell>
          <table:table-cell office:value-type="float" office:value="1598" calcext:value-type="float">
            <text:p>1598</text:p>
          </table:table-cell>
          <table:table-cell office:value-type="float" office:value="38.1" calcext:value-type="float">
            <text:p>38,1</text:p>
          </table:table-cell>
          <table:table-cell office:value-type="float" office:value="799" calcext:value-type="float">
            <text:p>799</text:p>
          </table:table-cell>
          <table:table-cell office:value-type="float" office:value="50" calcext:value-type="float">
            <text:p>50</text:p>
          </table:table-cell>
          <table:table-cell office:value-type="float" office:value="799" calcext:value-type="float">
            <text:p>7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3072</text:p>
          </table:table-cell>
          <table:table-cell office:value-type="float" office:value="452" calcext:value-type="float">
            <text:p>452</text:p>
          </table:table-cell>
          <table:table-cell office:value-type="float" office:value="44" calcext:value-type="float">
            <text:p>44</text:p>
          </table:table-cell>
          <table:table-cell office:value-type="float" office:value="37.7" calcext:value-type="float">
            <text:p>37,7</text:p>
          </table:table-cell>
          <table:table-cell office:value-type="float" office:value="20" calcext:value-type="float">
            <text:p>20</text:p>
          </table:table-cell>
          <table:table-cell office:value-type="float" office:value="45.4" calcext:value-type="float">
            <text:p>45,4</text:p>
          </table:table-cell>
          <table:table-cell office:value-type="float" office:value="24" calcext:value-type="float">
            <text:p>24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string" calcext:value-type="string">
            <text:p>03071</text:p>
          </table:table-cell>
          <table:table-cell office:value-type="float" office:value="6049" calcext:value-type="float">
            <text:p>6049</text:p>
          </table:table-cell>
          <table:table-cell office:value-type="float" office:value="1242" calcext:value-type="float">
            <text:p>1242</text:p>
          </table:table-cell>
          <table:table-cell office:value-type="float" office:value="9.7" calcext:value-type="float">
            <text:p>9,7</text:p>
          </table:table-cell>
          <table:table-cell office:value-type="float" office:value="648" calcext:value-type="float">
            <text:p>648</text:p>
          </table:table-cell>
          <table:table-cell office:value-type="float" office:value="52.2" calcext:value-type="float">
            <text:p>52,2</text:p>
          </table:table-cell>
          <table:table-cell office:value-type="float" office:value="594" calcext:value-type="float">
            <text:p>594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string" calcext:value-type="string">
            <text:p>03073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8.4" calcext:value-type="float">
            <text:p>18,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3074</text:p>
          </table:table-cell>
          <table:table-cell office:value-type="float" office:value="2580" calcext:value-type="float">
            <text:p>2580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3076</text:p>
          </table:table-cell>
          <table:table-cell office:value-type="float" office:value="15348" calcext:value-type="float">
            <text:p>15348</text:p>
          </table:table-cell>
          <table:table-cell office:value-type="float" office:value="4758" calcext:value-type="float">
            <text:p>4758</text:p>
          </table:table-cell>
          <table:table-cell office:value-type="float" office:value="31" calcext:value-type="float">
            <text:p>31</text:p>
          </table:table-cell>
          <table:table-cell office:value-type="float" office:value="2293" calcext:value-type="float">
            <text:p>2293</text:p>
          </table:table-cell>
          <table:table-cell office:value-type="float" office:value="48.2" calcext:value-type="float">
            <text:p>48,2</text:p>
          </table:table-cell>
          <table:table-cell office:value-type="float" office:value="2465" calcext:value-type="float">
            <text:p>2465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string" calcext:value-type="string">
            <text:p>03077</text:p>
          </table:table-cell>
          <table:table-cell office:value-type="float" office:value="2544" calcext:value-type="float">
            <text:p>2544</text:p>
          </table:table-cell>
          <table:table-cell office:value-type="float" office:value="931" calcext:value-type="float">
            <text:p>931</text:p>
          </table:table-cell>
          <table:table-cell office:value-type="float" office:value="36.6" calcext:value-type="float">
            <text:p>36,6</text:p>
          </table:table-cell>
          <table:table-cell office:value-type="float" office:value="484" calcext:value-type="float">
            <text:p>484</text:p>
          </table:table-cell>
          <table:table-cell office:value-type="float" office:value="52" calcext:value-type="float">
            <text:p>52</text:p>
          </table:table-cell>
          <table:table-cell office:value-type="float" office:value="447" calcext:value-type="float">
            <text:p>4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3078</text:p>
          </table:table-cell>
          <table:table-cell office:value-type="float" office:value="1198" calcext:value-type="float">
            <text:p>1198</text:p>
          </table:table-cell>
          <table:table-cell office:value-type="float" office:value="629" calcext:value-type="float">
            <text:p>629</text:p>
          </table:table-cell>
          <table:table-cell office:value-type="float" office:value="52.5" calcext:value-type="float">
            <text:p>52,5</text:p>
          </table:table-cell>
          <table:table-cell office:value-type="float" office:value="306" calcext:value-type="float">
            <text:p>306</text:p>
          </table:table-cell>
          <table:table-cell office:value-type="float" office:value="48.6" calcext:value-type="float">
            <text:p>48,6</text:p>
          </table:table-cell>
          <table:table-cell office:value-type="float" office:value="323" calcext:value-type="float">
            <text:p>323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string" calcext:value-type="string">
            <text:p>03079</text:p>
          </table:table-cell>
          <table:table-cell office:value-type="float" office:value="23489" calcext:value-type="float">
            <text:p>23489</text:p>
          </table:table-cell>
          <table:table-cell office:value-type="float" office:value="1316" calcext:value-type="float">
            <text:p>1316</text:p>
          </table:table-cell>
          <table:table-cell office:value-type="float" office:value="5.6" calcext:value-type="float">
            <text:p>5,6</text:p>
          </table:table-cell>
          <table:table-cell office:value-type="float" office:value="693" calcext:value-type="float">
            <text:p>693</text:p>
          </table:table-cell>
          <table:table-cell office:value-type="float" office:value="52.7" calcext:value-type="float">
            <text:p>52,7</text:p>
          </table:table-cell>
          <table:table-cell office:value-type="float" office:value="623" calcext:value-type="float">
            <text:p>623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string" calcext:value-type="string">
            <text:p>03080</text:p>
          </table:table-cell>
          <table:table-cell office:value-type="float" office:value="2022" calcext:value-type="float">
            <text:p>2022</text:p>
          </table:table-cell>
          <table:table-cell office:value-type="float" office:value="421" calcext:value-type="float">
            <text:p>421</text:p>
          </table:table-cell>
          <table:table-cell office:value-type="float" office:value="20.8" calcext:value-type="float">
            <text:p>20,8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float" office:value="223" calcext:value-type="float">
            <text:p>2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3082</text:p>
          </table:table-cell>
          <table:table-cell office:value-type="float" office:value="27604" calcext:value-type="float">
            <text:p>27604</text:p>
          </table:table-cell>
          <table:table-cell office:value-type="float" office:value="11825" calcext:value-type="float">
            <text:p>11825</text:p>
          </table:table-cell>
          <table:table-cell office:value-type="float" office:value="42.8" calcext:value-type="float">
            <text:p>42,8</text:p>
          </table:table-cell>
          <table:table-cell office:value-type="float" office:value="5864" calcext:value-type="float">
            <text:p>5864</text:p>
          </table:table-cell>
          <table:table-cell office:value-type="float" office:value="49.6" calcext:value-type="float">
            <text:p>49,6</text:p>
          </table:table-cell>
          <table:table-cell office:value-type="float" office:value="5961" calcext:value-type="float">
            <text:p>5961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03083</text:p>
          </table:table-cell>
          <table:table-cell office:value-type="float" office:value="6865" calcext:value-type="float">
            <text:p>6865</text:p>
          </table:table-cell>
          <table:table-cell office:value-type="float" office:value="396" calcext:value-type="float">
            <text:p>396</text:p>
          </table:table-cell>
          <table:table-cell office:value-type="float" office:value="5.7" calcext:value-type="float">
            <text:p>5,7</text:p>
          </table:table-cell>
          <table:table-cell office:value-type="float" office:value="200" calcext:value-type="float">
            <text:p>200</text:p>
          </table:table-cell>
          <table:table-cell office:value-type="float" office:value="50.5" calcext:value-type="float">
            <text:p>50,5</text:p>
          </table:table-cell>
          <table:table-cell office:value-type="float" office:value="196" calcext:value-type="float">
            <text:p>196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string" calcext:value-type="string">
            <text:p>03085</text:p>
          </table:table-cell>
          <table:table-cell office:value-type="float" office:value="935" calcext:value-type="float">
            <text:p>935</text:p>
          </table:table-cell>
          <table:table-cell office:value-type="float" office:value="616" calcext:value-type="float">
            <text:p>616</text:p>
          </table:table-cell>
          <table:table-cell office:value-type="float" office:value="65.9" calcext:value-type="float">
            <text:p>65,9</text:p>
          </table:table-cell>
          <table:table-cell office:value-type="float" office:value="311" calcext:value-type="float">
            <text:p>311</text:p>
          </table:table-cell>
          <table:table-cell office:value-type="float" office:value="50.5" calcext:value-type="float">
            <text:p>50,5</text:p>
          </table:table-cell>
          <table:table-cell office:value-type="float" office:value="305" calcext:value-type="float">
            <text:p>305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string" calcext:value-type="string">
            <text:p>03084</text:p>
          </table:table-cell>
          <table:table-cell office:value-type="float" office:value="578" calcext:value-type="float">
            <text:p>578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,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3086</text:p>
          </table:table-cell>
          <table:table-cell office:value-type="float" office:value="237" calcext:value-type="float">
            <text:p>237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7.9" calcext:value-type="float">
            <text:p>57,9</text:p>
          </table:table-cell>
          <table:table-cell office:value-type="float" office:value="24" calcext:value-type="float">
            <text:p>24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string" calcext:value-type="string">
            <text:p>03088</text:p>
          </table:table-cell>
          <table:table-cell office:value-type="float" office:value="8165" calcext:value-type="float">
            <text:p>8165</text:p>
          </table:table-cell>
          <table:table-cell office:value-type="float" office:value="892" calcext:value-type="float">
            <text:p>892</text:p>
          </table:table-cell>
          <table:table-cell office:value-type="float" office:value="10.9" calcext:value-type="float">
            <text:p>10,9</text:p>
          </table:table-cell>
          <table:table-cell office:value-type="float" office:value="542" calcext:value-type="float">
            <text:p>542</text:p>
          </table:table-cell>
          <table:table-cell office:value-type="float" office:value="60.8" calcext:value-type="float">
            <text:p>60,8</text:p>
          </table:table-cell>
          <table:table-cell office:value-type="float" office:value="350" calcext:value-type="float">
            <text:p>350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string" calcext:value-type="string">
            <text:p>03089</text:p>
          </table:table-cell>
          <table:table-cell office:value-type="float" office:value="12167" calcext:value-type="float">
            <text:p>12167</text:p>
          </table:table-cell>
          <table:table-cell office:value-type="float" office:value="791" calcext:value-type="float">
            <text:p>791</text:p>
          </table:table-cell>
          <table:table-cell office:value-type="float" office:value="6.5" calcext:value-type="float">
            <text:p>6,5</text:p>
          </table:table-cell>
          <table:table-cell office:value-type="float" office:value="399" calcext:value-type="float">
            <text:p>399</text:p>
          </table:table-cell>
          <table:table-cell office:value-type="float" office:value="50.4" calcext:value-type="float">
            <text:p>50,4</text:p>
          </table:table-cell>
          <table:table-cell office:value-type="float" office:value="392" calcext:value-type="float">
            <text:p>392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string" calcext:value-type="string">
            <text:p>03903</text:p>
          </table:table-cell>
          <table:table-cell office:value-type="float" office:value="4968" calcext:value-type="float">
            <text:p>4968</text:p>
          </table:table-cell>
          <table:table-cell office:value-type="float" office:value="1798" calcext:value-type="float">
            <text:p>1798</text:p>
          </table:table-cell>
          <table:table-cell office:value-type="float" office:value="36.2" calcext:value-type="float">
            <text:p>36,2</text:p>
          </table:table-cell>
          <table:table-cell office:value-type="float" office:value="891" calcext:value-type="float">
            <text:p>891</text:p>
          </table:table-cell>
          <table:table-cell office:value-type="float" office:value="49.6" calcext:value-type="float">
            <text:p>49,6</text:p>
          </table:table-cell>
          <table:table-cell office:value-type="float" office:value="907" calcext:value-type="float">
            <text:p>907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03091</text:p>
          </table:table-cell>
          <table:table-cell office:value-type="float" office:value="470" calcext:value-type="float">
            <text:p>470</text:p>
          </table:table-cell>
          <table:table-cell office:value-type="float" office:value="195" calcext:value-type="float">
            <text:p>195</text:p>
          </table:table-cell>
          <table:table-cell office:value-type="float" office:value="41.5" calcext:value-type="float">
            <text:p>41,5</text:p>
          </table:table-cell>
          <table:table-cell office:value-type="float" office:value="92" calcext:value-type="float">
            <text:p>92</text:p>
          </table:table-cell>
          <table:table-cell office:value-type="float" office:value="47.2" calcext:value-type="float">
            <text:p>47,2</text:p>
          </table:table-cell>
          <table:table-cell office:value-type="float" office:value="103" calcext:value-type="float">
            <text:p>103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string" calcext:value-type="string">
            <text:p>03092</text:p>
          </table:table-cell>
          <table:table-cell office:value-type="float" office:value="9324" calcext:value-type="float">
            <text:p>9324</text:p>
          </table:table-cell>
          <table:table-cell office:value-type="float" office:value="1096" calcext:value-type="float">
            <text:p>1096</text:p>
          </table:table-cell>
          <table:table-cell office:value-type="float" office:value="11.7" calcext:value-type="float">
            <text:p>11,7</text:p>
          </table:table-cell>
          <table:table-cell office:value-type="float" office:value="590" calcext:value-type="float">
            <text:p>590</text:p>
          </table:table-cell>
          <table:table-cell office:value-type="float" office:value="53.8" calcext:value-type="float">
            <text:p>53,8</text:p>
          </table:table-cell>
          <table:table-cell office:value-type="float" office:value="506" calcext:value-type="float">
            <text:p>506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string" calcext:value-type="string">
            <text:p>03090</text:p>
          </table:table-cell>
          <table:table-cell office:value-type="float" office:value="25352" calcext:value-type="float">
            <text:p>25352</text:p>
          </table:table-cell>
          <table:table-cell office:value-type="float" office:value="2896" calcext:value-type="float">
            <text:p>2896</text:p>
          </table:table-cell>
          <table:table-cell office:value-type="float" office:value="10.7" calcext:value-type="float">
            <text:p>10,7</text:p>
          </table:table-cell>
          <table:table-cell office:value-type="float" office:value="1403" calcext:value-type="float">
            <text:p>1403</text:p>
          </table:table-cell>
          <table:table-cell office:value-type="float" office:value="48.4" calcext:value-type="float">
            <text:p>48,4</text:p>
          </table:table-cell>
          <table:table-cell office:value-type="float" office:value="1493" calcext:value-type="float">
            <text:p>1493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string" calcext:value-type="string">
            <text:p>03093</text:p>
          </table:table-cell>
          <table:table-cell office:value-type="float" office:value="25651" calcext:value-type="float">
            <text:p>25651</text:p>
          </table:table-cell>
          <table:table-cell office:value-type="float" office:value="1899" calcext:value-type="float">
            <text:p>1899</text:p>
          </table:table-cell>
          <table:table-cell office:value-type="float" office:value="7.4" calcext:value-type="float">
            <text:p>7,4</text:p>
          </table:table-cell>
          <table:table-cell office:value-type="float" office:value="1053" calcext:value-type="float">
            <text:p>1053</text:p>
          </table:table-cell>
          <table:table-cell office:value-type="float" office:value="55.5" calcext:value-type="float">
            <text:p>55,5</text:p>
          </table:table-cell>
          <table:table-cell office:value-type="float" office:value="846" calcext:value-type="float">
            <text:p>846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string" calcext:value-type="string">
            <text:p>03094</text:p>
          </table:table-cell>
          <table:table-cell office:value-type="float" office:value="18603" calcext:value-type="float">
            <text:p>18603</text:p>
          </table:table-cell>
          <table:table-cell office:value-type="float" office:value="6289" calcext:value-type="float">
            <text:p>6289</text:p>
          </table:table-cell>
          <table:table-cell office:value-type="float" office:value="33.8" calcext:value-type="float">
            <text:p>33,8</text:p>
          </table:table-cell>
          <table:table-cell office:value-type="float" office:value="3053" calcext:value-type="float">
            <text:p>3053</text:p>
          </table:table-cell>
          <table:table-cell office:value-type="float" office:value="48.5" calcext:value-type="float">
            <text:p>48,5</text:p>
          </table:table-cell>
          <table:table-cell office:value-type="float" office:value="3236" calcext:value-type="float">
            <text:p>3236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03095</text:p>
          </table:table-cell>
          <table:table-cell office:value-type="float" office:value="6894" calcext:value-type="float">
            <text:p>6894</text:p>
          </table:table-cell>
          <table:table-cell office:value-type="float" office:value="1078" calcext:value-type="float">
            <text:p>1078</text:p>
          </table:table-cell>
          <table:table-cell office:value-type="float" office:value="15.6" calcext:value-type="float">
            <text:p>15,6</text:p>
          </table:table-cell>
          <table:table-cell office:value-type="float" office:value="533" calcext:value-type="float">
            <text:p>533</text:p>
          </table:table-cell>
          <table:table-cell office:value-type="float" office:value="49.4" calcext:value-type="float">
            <text:p>49,4</text:p>
          </table:table-cell>
          <table:table-cell office:value-type="float" office:value="545" calcext:value-type="float">
            <text:p>545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string" calcext:value-type="string">
            <text:p>03096</text:p>
          </table:table-cell>
          <table:table-cell office:value-type="float" office:value="7507" calcext:value-type="float">
            <text:p>7507</text:p>
          </table:table-cell>
          <table:table-cell office:value-type="float" office:value="523" calcext:value-type="float">
            <text:p>523</text:p>
          </table:table-cell>
          <table:table-cell office:value-type="float" office:value="6.9" calcext:value-type="float">
            <text:p>6,9</text:p>
          </table:table-cell>
          <table:table-cell office:value-type="float" office:value="275" calcext:value-type="float">
            <text:p>275</text:p>
          </table:table-cell>
          <table:table-cell office:value-type="float" office:value="52.6" calcext:value-type="float">
            <text:p>52,6</text:p>
          </table:table-cell>
          <table:table-cell office:value-type="float" office:value="248" calcext:value-type="float">
            <text:p>248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string" calcext:value-type="string">
            <text:p>03097</text:p>
          </table:table-cell>
          <table:table-cell office:value-type="float" office:value="2174" calcext:value-type="float">
            <text:p>2174</text:p>
          </table:table-cell>
          <table:table-cell office:value-type="float" office:value="949" calcext:value-type="float">
            <text:p>949</text:p>
          </table:table-cell>
          <table:table-cell office:value-type="float" office:value="43.6" calcext:value-type="float">
            <text:p>43,6</text:p>
          </table:table-cell>
          <table:table-cell office:value-type="float" office:value="475" calcext:value-type="float">
            <text:p>475</text:p>
          </table:table-cell>
          <table:table-cell office:value-type="float" office:value="50.1" calcext:value-type="float">
            <text:p>50,1</text:p>
          </table:table-cell>
          <table:table-cell office:value-type="float" office:value="474" calcext:value-type="float">
            <text:p>474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03099</text:p>
          </table:table-cell>
          <table:table-cell office:value-type="float" office:value="77414" calcext:value-type="float">
            <text:p>77414</text:p>
          </table:table-cell>
          <table:table-cell office:value-type="float" office:value="24904" calcext:value-type="float">
            <text:p>24904</text:p>
          </table:table-cell>
          <table:table-cell office:value-type="float" office:value="32.2" calcext:value-type="float">
            <text:p>32,2</text:p>
          </table:table-cell>
          <table:table-cell office:value-type="float" office:value="12428" calcext:value-type="float">
            <text:p>12428</text:p>
          </table:table-cell>
          <table:table-cell office:value-type="float" office:value="49.9" calcext:value-type="float">
            <text:p>49,9</text:p>
          </table:table-cell>
          <table:table-cell office:value-type="float" office:value="12476" calcext:value-type="float">
            <text:p>12476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string" calcext:value-type="string">
            <text:p>03098</text:p>
          </table:table-cell>
          <table:table-cell office:value-type="float" office:value="736" calcext:value-type="float">
            <text:p>736</text:p>
          </table:table-cell>
          <table:table-cell office:value-type="float" office:value="134" calcext:value-type="float">
            <text:p>134</text:p>
          </table:table-cell>
          <table:table-cell office:value-type="float" office:value="18.2" calcext:value-type="float">
            <text:p>18,2</text:p>
          </table:table-cell>
          <table:table-cell office:value-type="float" office:value="77" calcext:value-type="float">
            <text:p>77</text:p>
          </table:table-cell>
          <table:table-cell office:value-type="float" office:value="57.5" calcext:value-type="float">
            <text:p>57,5</text:p>
          </table:table-cell>
          <table:table-cell office:value-type="float" office:value="57" calcext:value-type="float">
            <text:p>57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string" calcext:value-type="string">
            <text:p>03100</text:p>
          </table:table-cell>
          <table:table-cell office:value-type="float" office:value="929" calcext:value-type="float">
            <text:p>929</text:p>
          </table:table-cell>
          <table:table-cell office:value-type="float" office:value="361" calcext:value-type="float">
            <text:p>361</text:p>
          </table:table-cell>
          <table:table-cell office:value-type="float" office:value="38.8" calcext:value-type="float">
            <text:p>38,8</text:p>
          </table:table-cell>
          <table:table-cell office:value-type="float" office:value="173" calcext:value-type="float">
            <text:p>173</text:p>
          </table:table-cell>
          <table:table-cell office:value-type="float" office:value="47.9" calcext:value-type="float">
            <text:p>47,9</text:p>
          </table:table-cell>
          <table:table-cell office:value-type="float" office:value="188" calcext:value-type="float">
            <text:p>188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string" calcext:value-type="string">
            <text:p>03101</text:p>
          </table:table-cell>
          <table:table-cell office:value-type="float" office:value="7699" calcext:value-type="float">
            <text:p>7699</text:p>
          </table:table-cell>
          <table:table-cell office:value-type="float" office:value="1749" calcext:value-type="float">
            <text:p>1749</text:p>
          </table:table-cell>
          <table:table-cell office:value-type="float" office:value="22.7" calcext:value-type="float">
            <text:p>22,7</text:p>
          </table:table-cell>
          <table:table-cell office:value-type="float" office:value="859" calcext:value-type="float">
            <text:p>859</text:p>
          </table:table-cell>
          <table:table-cell office:value-type="float" office:value="49.1" calcext:value-type="float">
            <text:p>49,1</text:p>
          </table:table-cell>
          <table:table-cell office:value-type="float" office:value="890" calcext:value-type="float">
            <text:p>890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03102</text:p>
          </table:table-cell>
          <table:table-cell office:value-type="float" office:value="10128" calcext:value-type="float">
            <text:p>10128</text:p>
          </table:table-cell>
          <table:table-cell office:value-type="float" office:value="1548" calcext:value-type="float">
            <text:p>1548</text:p>
          </table:table-cell>
          <table:table-cell office:value-type="float" office:value="15.3" calcext:value-type="float">
            <text:p>15,3</text:p>
          </table:table-cell>
          <table:table-cell office:value-type="float" office:value="786" calcext:value-type="float">
            <text:p>786</text:p>
          </table:table-cell>
          <table:table-cell office:value-type="float" office:value="508" calcext:value-type="float">
            <text:p>508</text:p>
          </table:table-cell>
          <table:table-cell office:value-type="float" office:value="762" calcext:value-type="float">
            <text:p>762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string" calcext:value-type="string">
            <text:p>03103</text:p>
          </table:table-cell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,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3104</text:p>
          </table:table-cell>
          <table:table-cell office:value-type="float" office:value="34276" calcext:value-type="float">
            <text:p>34276</text:p>
          </table:table-cell>
          <table:table-cell office:value-type="float" office:value="898" calcext:value-type="float">
            <text:p>898</text:p>
          </table:table-cell>
          <table:table-cell office:value-type="float" office:value="2.6" calcext:value-type="float">
            <text:p>2,6</text:p>
          </table:table-cell>
          <table:table-cell office:value-type="float" office:value="439" calcext:value-type="float">
            <text:p>439</text:p>
          </table:table-cell>
          <table:table-cell office:value-type="float" office:value="48.9" calcext:value-type="float">
            <text:p>48,9</text:p>
          </table:table-cell>
          <table:table-cell office:value-type="float" office:value="459" calcext:value-type="float">
            <text:p>459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03902</text:p>
          </table:table-cell>
          <table:table-cell office:value-type="float" office:value="21905" calcext:value-type="float">
            <text:p>21905</text:p>
          </table:table-cell>
          <table:table-cell office:value-type="float" office:value="8573" calcext:value-type="float">
            <text:p>8573</text:p>
          </table:table-cell>
          <table:table-cell office:value-type="float" office:value="39.1" calcext:value-type="float">
            <text:p>39,1</text:p>
          </table:table-cell>
          <table:table-cell office:value-type="float" office:value="4547" calcext:value-type="float">
            <text:p>4547</text:p>
          </table:table-cell>
          <table:table-cell office:value-type="float" office:value="53" calcext:value-type="float">
            <text:p>53</text:p>
          </table:table-cell>
          <table:table-cell office:value-type="float" office:value="4026" calcext:value-type="float">
            <text:p>40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3105</text:p>
          </table:table-cell>
          <table:table-cell office:value-type="float" office:value="7966" calcext:value-type="float">
            <text:p>7966</text:p>
          </table:table-cell>
          <table:table-cell office:value-type="float" office:value="1264" calcext:value-type="float">
            <text:p>1264</text:p>
          </table:table-cell>
          <table:table-cell office:value-type="float" office:value="15.9" calcext:value-type="float">
            <text:p>15,9</text:p>
          </table:table-cell>
          <table:table-cell office:value-type="float" office:value="639" calcext:value-type="float">
            <text:p>639</text:p>
          </table:table-cell>
          <table:table-cell office:value-type="float" office:value="50.6" calcext:value-type="float">
            <text:p>50,6</text:p>
          </table:table-cell>
          <table:table-cell office:value-type="float" office:value="625" calcext:value-type="float">
            <text:p>625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string" calcext:value-type="string">
            <text:p>03106</text:p>
          </table:table-cell>
          <table:table-cell office:value-type="float" office:value="693" calcext:value-type="float">
            <text:p>693</text:p>
          </table:table-cell>
          <table:table-cell office:value-type="float" office:value="69" calcext:value-type="float">
            <text:p>69</text:p>
          </table:table-cell>
          <table:table-cell office:value-type="float" office:value="9.9" calcext:value-type="float">
            <text:p>9,9</text:p>
          </table:table-cell>
          <table:table-cell office:value-type="float" office:value="39" calcext:value-type="float">
            <text:p>39</text:p>
          </table:table-cell>
          <table:table-cell office:value-type="float" office:value="56.5" calcext:value-type="float">
            <text:p>56,5</text:p>
          </table:table-cell>
          <table:table-cell office:value-type="float" office:value="30" calcext:value-type="float">
            <text:p>30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03901</text:p>
          </table:table-cell>
          <table:table-cell office:value-type="float" office:value="2705" calcext:value-type="float">
            <text:p>2705</text:p>
          </table:table-cell>
          <table:table-cell office:value-type="float" office:value="1384" calcext:value-type="float">
            <text:p>1384</text:p>
          </table:table-cell>
          <table:table-cell office:value-type="float" office:value="51.2" calcext:value-type="float">
            <text:p>51,2</text:p>
          </table:table-cell>
          <table:table-cell office:value-type="float" office:value="636" calcext:value-type="float">
            <text:p>636</text:p>
          </table:table-cell>
          <table:table-cell office:value-type="float" office:value="46" calcext:value-type="float">
            <text:p>46</text:p>
          </table:table-cell>
          <table:table-cell office:value-type="float" office:value="748" calcext:value-type="float">
            <text:p>7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3107</text:p>
          </table:table-cell>
          <table:table-cell office:value-type="float" office:value="4965" calcext:value-type="float">
            <text:p>4965</text:p>
          </table:table-cell>
          <table:table-cell office:value-type="float" office:value="1479" calcext:value-type="float">
            <text:p>1479</text:p>
          </table:table-cell>
          <table:table-cell office:value-type="float" office:value="29.8" calcext:value-type="float">
            <text:p>29,8</text:p>
          </table:table-cell>
          <table:table-cell office:value-type="float" office:value="757" calcext:value-type="float">
            <text:p>757</text:p>
          </table:table-cell>
          <table:table-cell office:value-type="float" office:value="51.2" calcext:value-type="float">
            <text:p>51,2</text:p>
          </table:table-cell>
          <table:table-cell office:value-type="float" office:value="722" calcext:value-type="float">
            <text:p>722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string" calcext:value-type="string">
            <text:p>03060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,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3109</text:p>
          </table:table-cell>
          <table:table-cell office:value-type="float" office:value="4498" calcext:value-type="float">
            <text:p>4498</text:p>
          </table:table-cell>
          <table:table-cell office:value-type="float" office:value="732" calcext:value-type="float">
            <text:p>732</text:p>
          </table:table-cell>
          <table:table-cell office:value-type="float" office:value="16.3" calcext:value-type="float">
            <text:p>16,3</text:p>
          </table:table-cell>
          <table:table-cell office:value-type="float" office:value="352" calcext:value-type="float">
            <text:p>352</text:p>
          </table:table-cell>
          <table:table-cell office:value-type="float" office:value="48.1" calcext:value-type="float">
            <text:p>48,1</text:p>
          </table:table-cell>
          <table:table-cell office:value-type="float" office:value="380" calcext:value-type="float">
            <text:p>380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string" calcext:value-type="string">
            <text:p>03110</text:p>
          </table:table-cell>
          <table:table-cell office:value-type="float" office:value="653" calcext:value-type="float">
            <text:p>653</text:p>
          </table:table-cell>
          <table:table-cell office:value-type="float" office:value="273" calcext:value-type="float">
            <text:p>273</text:p>
          </table:table-cell>
          <table:table-cell office:value-type="float" office:value="41.8" calcext:value-type="float">
            <text:p>41,8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3111</text:p>
          </table:table-cell>
          <table:table-cell office:value-type="float" office:value="7869" calcext:value-type="float">
            <text:p>7869</text:p>
          </table:table-cell>
          <table:table-cell office:value-type="float" office:value="936" calcext:value-type="float">
            <text:p>936</text:p>
          </table:table-cell>
          <table:table-cell office:value-type="float" office:value="11.9" calcext:value-type="float">
            <text:p>11,9</text:p>
          </table:table-cell>
          <table:table-cell office:value-type="float" office:value="523" calcext:value-type="float">
            <text:p>523</text:p>
          </table:table-cell>
          <table:table-cell office:value-type="float" office:value="55.9" calcext:value-type="float">
            <text:p>55,9</text:p>
          </table:table-cell>
          <table:table-cell office:value-type="float" office:value="413" calcext:value-type="float">
            <text:p>413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string" calcext:value-type="string">
            <text:p>03112</text:p>
          </table:table-cell>
          <table:table-cell office:value-type="float" office:value="1160" calcext:value-type="float">
            <text:p>1160</text:p>
          </table:table-cell>
          <table:table-cell office:value-type="float" office:value="435" calcext:value-type="float">
            <text:p>435</text:p>
          </table:table-cell>
          <table:table-cell office:value-type="float" office:value="37.5" calcext:value-type="float">
            <text:p>37,5</text:p>
          </table:table-cell>
          <table:table-cell office:value-type="float" office:value="220" calcext:value-type="float">
            <text:p>220</text:p>
          </table:table-cell>
          <table:table-cell office:value-type="float" office:value="50.6" calcext:value-type="float">
            <text:p>50,6</text:p>
          </table:table-cell>
          <table:table-cell office:value-type="float" office:value="215" calcext:value-type="float">
            <text:p>215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string" calcext:value-type="string">
            <text:p>03113</text:p>
          </table:table-cell>
          <table:table-cell office:value-type="float" office:value="16963" calcext:value-type="float">
            <text:p>16963</text:p>
          </table:table-cell>
          <table:table-cell office:value-type="float" office:value="11656" calcext:value-type="float">
            <text:p>11656</text:p>
          </table:table-cell>
          <table:table-cell office:value-type="float" office:value="68.7" calcext:value-type="float">
            <text:p>68,7</text:p>
          </table:table-cell>
          <table:table-cell office:value-type="float" office:value="5888" calcext:value-type="float">
            <text:p>5888</text:p>
          </table:table-cell>
          <table:table-cell office:value-type="float" office:value="50.5" calcext:value-type="float">
            <text:p>50,5</text:p>
          </table:table-cell>
          <table:table-cell office:value-type="float" office:value="5768" calcext:value-type="float">
            <text:p>5768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string" calcext:value-type="string">
            <text:p>03114</text:p>
          </table:table-cell>
          <table:table-cell office:value-type="float" office:value="2434" calcext:value-type="float">
            <text:p>2434</text:p>
          </table:table-cell>
          <table:table-cell office:value-type="float" office:value="548" calcext:value-type="float">
            <text:p>548</text:p>
          </table:table-cell>
          <table:table-cell office:value-type="float" office:value="22.5" calcext:value-type="float">
            <text:p>22,5</text:p>
          </table:table-cell>
          <table:table-cell office:value-type="float" office:value="270" calcext:value-type="float">
            <text:p>270</text:p>
          </table:table-cell>
          <table:table-cell office:value-type="float" office:value="49.3" calcext:value-type="float">
            <text:p>49,3</text:p>
          </table:table-cell>
          <table:table-cell office:value-type="float" office:value="278" calcext:value-type="float">
            <text:p>278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string" calcext:value-type="string">
            <text:p>03115</text:p>
          </table:table-cell>
          <table:table-cell office:value-type="float" office:value="408" calcext:value-type="float">
            <text:p>408</text:p>
          </table:table-cell>
          <table:table-cell office:value-type="float" office:value="125" calcext:value-type="float">
            <text:p>125</text:p>
          </table:table-cell>
          <table:table-cell office:value-type="float" office:value="30.6" calcext:value-type="float">
            <text:p>30,6</text:p>
          </table:table-cell>
          <table:table-cell office:value-type="float" office:value="61" calcext:value-type="float">
            <text:p>61</text:p>
          </table:table-cell>
          <table:table-cell office:value-type="float" office:value="48.8" calcext:value-type="float">
            <text:p>48,8</text:p>
          </table:table-cell>
          <table:table-cell office:value-type="float" office:value="64" calcext:value-type="float">
            <text:p>64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string" calcext:value-type="string">
            <text:p>03116</text:p>
          </table:table-cell>
          <table:table-cell office:value-type="float" office:value="1601" calcext:value-type="float">
            <text:p>1601</text:p>
          </table:table-cell>
          <table:table-cell office:value-type="float" office:value="211" calcext:value-type="float">
            <text:p>211</text:p>
          </table:table-cell>
          <table:table-cell office:value-type="float" office:value="13.2" calcext:value-type="float">
            <text:p>13,2</text:p>
          </table:table-cell>
          <table:table-cell office:value-type="float" office:value="111" calcext:value-type="float">
            <text:p>111</text:p>
          </table:table-cell>
          <table:table-cell office:value-type="float" office:value="52.6" calcext:value-type="float">
            <text:p>52,6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string" calcext:value-type="string">
            <text:p>03118</text:p>
          </table:table-cell>
          <table:table-cell office:value-type="float" office:value="7855" calcext:value-type="float">
            <text:p>7855</text:p>
          </table:table-cell>
          <table:table-cell office:value-type="float" office:value="4954" calcext:value-type="float">
            <text:p>4954</text:p>
          </table:table-cell>
          <table:table-cell office:value-type="float" office:value="63" calcext:value-type="float">
            <text:p>63</text:p>
          </table:table-cell>
          <table:table-cell office:value-type="float" office:value="2463" calcext:value-type="float">
            <text:p>2463</text:p>
          </table:table-cell>
          <table:table-cell office:value-type="float" office:value="49.7" calcext:value-type="float">
            <text:p>49,7</text:p>
          </table:table-cell>
          <table:table-cell office:value-type="float" office:value="2491" calcext:value-type="float">
            <text:p>2491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string" calcext:value-type="string">
            <text:p>03904</text:p>
          </table:table-cell>
          <table:table-cell office:value-type="float" office:value="1986" calcext:value-type="float">
            <text:p>1986</text:p>
          </table:table-cell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50.6" calcext:value-type="float">
            <text:p>50,6</text:p>
          </table:table-cell>
          <table:table-cell office:value-type="float" office:value="118" calcext:value-type="float">
            <text:p>118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string" calcext:value-type="string">
            <text:p>03120</text:p>
          </table:table-cell>
          <table:table-cell office:value-type="float" office:value="6034" calcext:value-type="float">
            <text:p>6034</text:p>
          </table:table-cell>
          <table:table-cell office:value-type="float" office:value="3091" calcext:value-type="float">
            <text:p>3091</text:p>
          </table:table-cell>
          <table:table-cell office:value-type="float" office:value="51.2" calcext:value-type="float">
            <text:p>51,2</text:p>
          </table:table-cell>
          <table:table-cell office:value-type="float" office:value="1534" calcext:value-type="float">
            <text:p>1534</text:p>
          </table:table-cell>
          <table:table-cell office:value-type="float" office:value="49.6" calcext:value-type="float">
            <text:p>49,6</text:p>
          </table:table-cell>
          <table:table-cell office:value-type="float" office:value="1557" calcext:value-type="float">
            <text:p>1557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03117</text:p>
          </table:table-cell>
          <table:table-cell office:value-type="float" office:value="667" calcext:value-type="float">
            <text:p>667</text:p>
          </table:table-cell>
          <table:table-cell office:value-type="float" office:value="223" calcext:value-type="float">
            <text:p>223</text:p>
          </table:table-cell>
          <table:table-cell office:value-type="float" office:value="33.4" calcext:value-type="float">
            <text:p>33,4</text:p>
          </table:table-cell>
          <table:table-cell office:value-type="float" office:value="111" calcext:value-type="float">
            <text:p>111</text:p>
          </table:table-cell>
          <table:table-cell office:value-type="float" office:value="49.8" calcext:value-type="float">
            <text:p>49,8</text:p>
          </table:table-cell>
          <table:table-cell office:value-type="float" office:value="112" calcext:value-type="float">
            <text:p>112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string" calcext:value-type="string">
            <text:p>03119</text:p>
          </table:table-cell>
          <table:table-cell office:value-type="float" office:value="23915" calcext:value-type="float">
            <text:p>23915</text:p>
          </table:table-cell>
          <table:table-cell office:value-type="float" office:value="2675" calcext:value-type="float">
            <text:p>2675</text:p>
          </table:table-cell>
          <table:table-cell office:value-type="float" office:value="11.2" calcext:value-type="float">
            <text:p>11,2</text:p>
          </table:table-cell>
          <table:table-cell office:value-type="float" office:value="1274" calcext:value-type="float">
            <text:p>1274</text:p>
          </table:table-cell>
          <table:table-cell office:value-type="float" office:value="47.6" calcext:value-type="float">
            <text:p>47,6</text:p>
          </table:table-cell>
          <table:table-cell office:value-type="float" office:value="1401" calcext:value-type="float">
            <text:p>1401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string" calcext:value-type="string">
            <text:p>03122</text:p>
          </table:table-cell>
          <table:table-cell office:value-type="float" office:value="58385" calcext:value-type="float">
            <text:p>58385</text:p>
          </table:table-cell>
          <table:table-cell office:value-type="float" office:value="3755" calcext:value-type="float">
            <text:p>3755</text:p>
          </table:table-cell>
          <table:table-cell office:value-type="float" office:value="6.4" calcext:value-type="float">
            <text:p>6,4</text:p>
          </table:table-cell>
          <table:table-cell office:value-type="float" office:value="1809" calcext:value-type="float">
            <text:p>1809</text:p>
          </table:table-cell>
          <table:table-cell office:value-type="float" office:value="48.2" calcext:value-type="float">
            <text:p>48,2</text:p>
          </table:table-cell>
          <table:table-cell office:value-type="float" office:value="1946" calcext:value-type="float">
            <text:p>1946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string" calcext:value-type="string">
            <text:p>03121</text:p>
          </table:table-cell>
          <table:table-cell office:value-type="float" office:value="32306" calcext:value-type="float">
            <text:p>32306</text:p>
          </table:table-cell>
          <table:table-cell office:value-type="float" office:value="5511" calcext:value-type="float">
            <text:p>5511</text:p>
          </table:table-cell>
          <table:table-cell office:value-type="float" office:value="17.1" calcext:value-type="float">
            <text:p>17,1</text:p>
          </table:table-cell>
          <table:table-cell office:value-type="float" office:value="2811" calcext:value-type="float">
            <text:p>2811</text:p>
          </table:table-cell>
          <table:table-cell office:value-type="float" office:value="51" calcext:value-type="float">
            <text:p>51</text:p>
          </table:table-cell>
          <table:table-cell office:value-type="float" office:value="2700" calcext:value-type="float">
            <text:p>27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3123</text:p>
          </table:table-cell>
          <table:table-cell office:value-type="float" office:value="9845" calcext:value-type="float">
            <text:p>9845</text:p>
          </table:table-cell>
          <table:table-cell office:value-type="float" office:value="587" calcext:value-type="float">
            <text:p>587</text:p>
          </table:table-cell>
          <table:table-cell office:value-type="float" office:value="5.9" calcext:value-type="float">
            <text:p>5,9</text:p>
          </table:table-cell>
          <table:table-cell office:value-type="float" office:value="301" calcext:value-type="float">
            <text:p>301</text:p>
          </table:table-cell>
          <table:table-cell office:value-type="float" office:value="51.3" calcext:value-type="float">
            <text:p>51,3</text:p>
          </table:table-cell>
          <table:table-cell office:value-type="float" office:value="286" calcext:value-type="float">
            <text:p>286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string" calcext:value-type="string">
            <text:p>03124</text:p>
          </table:table-cell>
          <table:table-cell office:value-type="float" office:value="580" calcext:value-type="float">
            <text:p>580</text:p>
          </table:table-cell>
          <table:table-cell office:value-type="float" office:value="67" calcext:value-type="float">
            <text:p>67</text:p>
          </table:table-cell>
          <table:table-cell office:value-type="float" office:value="11.5" calcext:value-type="float">
            <text:p>11,5</text:p>
          </table:table-cell>
          <table:table-cell office:value-type="float" office:value="36" calcext:value-type="float">
            <text:p>36</text:p>
          </table:table-cell>
          <table:table-cell office:value-type="float" office:value="53.7" calcext:value-type="float">
            <text:p>53,7</text:p>
          </table:table-cell>
          <table:table-cell office:value-type="float" office:value="31" calcext:value-type="float">
            <text:p>31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string" calcext:value-type="string">
            <text:p>03125</text:p>
          </table:table-cell>
          <table:table-cell office:value-type="float" office:value="584" calcext:value-type="float">
            <text:p>584</text:p>
          </table:table-cell>
          <table:table-cell office:value-type="float" office:value="181" calcext:value-type="float">
            <text:p>181</text:p>
          </table:table-cell>
          <table:table-cell office:value-type="float" office:value="30.1" calcext:value-type="float">
            <text:p>30,1</text:p>
          </table:table-cell>
          <table:table-cell office:value-type="float" office:value="95" calcext:value-type="float">
            <text:p>95</text:p>
          </table:table-cell>
          <table:table-cell office:value-type="float" office:value="52.5" calcext:value-type="float">
            <text:p>52,5</text:p>
          </table:table-cell>
          <table:table-cell office:value-type="float" office:value="86" calcext:value-type="float">
            <text:p>86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string" calcext:value-type="string">
            <text:p>03127</text:p>
          </table:table-cell>
          <table:table-cell office:value-type="float" office:value="646" calcext:value-type="float">
            <text:p>646</text:p>
          </table:table-cell>
          <table:table-cell office:value-type="float" office:value="241" calcext:value-type="float">
            <text:p>241</text:p>
          </table:table-cell>
          <table:table-cell office:value-type="float" office:value="37.3" calcext:value-type="float">
            <text:p>37,3</text:p>
          </table:table-cell>
          <table:table-cell office:value-type="float" office:value="129" calcext:value-type="float">
            <text:p>129</text:p>
          </table:table-cell>
          <table:table-cell office:value-type="float" office:value="53.5" calcext:value-type="float">
            <text:p>53,5</text:p>
          </table:table-cell>
          <table:table-cell office:value-type="float" office:value="112" calcext:value-type="float">
            <text:p>112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string" calcext:value-type="string">
            <text:p>03128</text:p>
          </table:table-cell>
          <table:table-cell office:value-type="float" office:value="11112" calcext:value-type="float">
            <text:p>11112</text:p>
          </table:table-cell>
          <table:table-cell office:value-type="float" office:value="5823" calcext:value-type="float">
            <text:p>5823</text:p>
          </table:table-cell>
          <table:table-cell office:value-type="float" office:value="52.4" calcext:value-type="float">
            <text:p>52,4</text:p>
          </table:table-cell>
          <table:table-cell office:value-type="float" office:value="2934" calcext:value-type="float">
            <text:p>2934</text:p>
          </table:table-cell>
          <table:table-cell office:value-type="float" office:value="50.4" calcext:value-type="float">
            <text:p>50,4</text:p>
          </table:table-cell>
          <table:table-cell office:value-type="float" office:value="2889" calcext:value-type="float">
            <text:p>2889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string" calcext:value-type="string">
            <text:p>03129</text:p>
          </table:table-cell>
          <table:table-cell office:value-type="float" office:value="1614" calcext:value-type="float">
            <text:p>1614</text:p>
          </table:table-cell>
          <table:table-cell office:value-type="float" office:value="192" calcext:value-type="float">
            <text:p>192</text:p>
          </table:table-cell>
          <table:table-cell office:value-type="float" office:value="11.9" calcext:value-type="float">
            <text:p>11,9</text:p>
          </table:table-cell>
          <table:table-cell office:value-type="float" office:value="92" calcext:value-type="float">
            <text:p>92</text:p>
          </table:table-cell>
          <table:table-cell office:value-type="float" office:value="47.9" calcext:value-type="float">
            <text:p>47,9</text:p>
          </table:table-cell>
          <table:table-cell office:value-type="float" office:value="100" calcext:value-type="float">
            <text:p>100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string" calcext:value-type="string">
            <text:p>0313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4.5" calcext:value-type="float">
            <text:p>24,5</text:p>
          </table:table-cell>
          <table:table-cell office:value-type="float" office:value="9" calcext:value-type="float">
            <text:p>9</text:p>
          </table:table-cell>
          <table:table-cell office:value-type="float" office:value="64.3" calcext:value-type="float">
            <text:p>64,3</text:p>
          </table:table-cell>
          <table:table-cell office:value-type="float" office:value="5" calcext:value-type="float">
            <text:p>5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string" calcext:value-type="string">
            <text:p>03131</text:p>
          </table:table-cell>
          <table:table-cell office:value-type="float" office:value="340" calcext:value-type="float">
            <text:p>340</text:p>
          </table:table-cell>
          <table:table-cell office:value-type="float" office:value="125" calcext:value-type="float">
            <text:p>125</text:p>
          </table:table-cell>
          <table:table-cell office:value-type="float" office:value="36.8" calcext:value-type="float">
            <text:p>36,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3132</text:p>
          </table:table-cell>
          <table:table-cell office:value-type="float" office:value="661" calcext:value-type="float">
            <text:p>661</text:p>
          </table:table-cell>
          <table:table-cell office:value-type="float" office:value="96" calcext:value-type="float">
            <text:p>96</text:p>
          </table:table-cell>
          <table:table-cell office:value-type="float" office:value="14.5" calcext:value-type="float">
            <text:p>14,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3133</text:p>
          </table:table-cell>
          <table:table-cell office:value-type="float" office:value="83337" calcext:value-type="float">
            <text:p>83337</text:p>
          </table:table-cell>
          <table:table-cell office:value-type="float" office:value="33207" calcext:value-type="float">
            <text:p>33207</text:p>
          </table:table-cell>
          <table:table-cell office:value-type="float" office:value="39.9" calcext:value-type="float">
            <text:p>39,9</text:p>
          </table:table-cell>
          <table:table-cell office:value-type="float" office:value="16530" calcext:value-type="float">
            <text:p>16530</text:p>
          </table:table-cell>
          <table:table-cell office:value-type="float" office:value="49.8" calcext:value-type="float">
            <text:p>49,8</text:p>
          </table:table-cell>
          <table:table-cell office:value-type="float" office:value="16677" calcext:value-type="float">
            <text:p>16677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string" calcext:value-type="string">
            <text:p>03134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6.6" calcext:value-type="float">
            <text:p>6,6</text:p>
          </table:table-cell>
          <table:table-cell office:value-type="float" office:value="7" calcext:value-type="float">
            <text:p>7</text:p>
          </table:table-cell>
          <table:table-cell office:value-type="float" office:value="63.6" calcext:value-type="float">
            <text:p>63,6</text:p>
          </table:table-cell>
          <table:table-cell office:value-type="float" office:value="4" calcext:value-type="float">
            <text:p>4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03136</text:p>
          </table:table-cell>
          <table:table-cell office:value-type="float" office:value="571" calcext:value-type="float">
            <text:p>571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53.3" calcext:value-type="float">
            <text:p>53,3</text:p>
          </table:table-cell>
          <table:table-cell office:value-type="float" office:value="56" calcext:value-type="float">
            <text:p>56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03137</text:p>
          </table:table-cell>
          <table:table-cell office:value-type="float" office:value="846" calcext:value-type="float">
            <text:p>846</text:p>
          </table:table-cell>
          <table:table-cell office:value-type="float" office:value="119" calcext:value-type="float">
            <text:p>119</text:p>
          </table:table-cell>
          <table:table-cell office:value-type="float" office:value="14.1" calcext:value-type="float">
            <text:p>14,1</text:p>
          </table:table-cell>
          <table:table-cell office:value-type="float" office:value="60" calcext:value-type="float">
            <text:p>60</text:p>
          </table:table-cell>
          <table:table-cell office:value-type="float" office:value="50.4" calcext:value-type="float">
            <text:p>50,4</text:p>
          </table:table-cell>
          <table:table-cell office:value-type="float" office:value="59" calcext:value-type="float">
            <text:p>59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string" calcext:value-type="string">
            <text:p>03135</text:p>
          </table:table-cell>
          <table:table-cell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1.5" calcext:value-type="float">
            <text:p>61,5</text:p>
          </table:table-cell>
          <table:table-cell office:value-type="float" office:value="5" calcext:value-type="float">
            <text:p>5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string" calcext:value-type="string">
            <text:p>03138</text:p>
          </table:table-cell>
          <table:table-cell office:value-type="float" office:value="4640" calcext:value-type="float">
            <text:p>4640</text:p>
          </table:table-cell>
          <table:table-cell office:value-type="float" office:value="830" calcext:value-type="float">
            <text:p>830</text:p>
          </table:table-cell>
          <table:table-cell office:value-type="float" office:value="17.9" calcext:value-type="float">
            <text:p>17,9</text:p>
          </table:table-cell>
          <table:table-cell office:value-type="float" office:value="411" calcext:value-type="float">
            <text:p>411</text:p>
          </table:table-cell>
          <table:table-cell office:value-type="float" office:value="49.5" calcext:value-type="float">
            <text:p>49,5</text:p>
          </table:table-cell>
          <table:table-cell office:value-type="float" office:value="419" calcext:value-type="float">
            <text:p>419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string" calcext:value-type="string">
            <text:p>03139</text:p>
          </table:table-cell>
          <table:table-cell office:value-type="float" office:value="34673" calcext:value-type="float">
            <text:p>34673</text:p>
          </table:table-cell>
          <table:table-cell office:value-type="float" office:value="6824" calcext:value-type="float">
            <text:p>6824</text:p>
          </table:table-cell>
          <table:table-cell office:value-type="float" office:value="19.7" calcext:value-type="float">
            <text:p>19,7</text:p>
          </table:table-cell>
          <table:table-cell office:value-type="float" office:value="3420" calcext:value-type="float">
            <text:p>3420</text:p>
          </table:table-cell>
          <table:table-cell office:value-type="float" office:value="50.1" calcext:value-type="float">
            <text:p>50,1</text:p>
          </table:table-cell>
          <table:table-cell office:value-type="float" office:value="3404" calcext:value-type="float">
            <text:p>3404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03140</text:p>
          </table:table-cell>
          <table:table-cell office:value-type="float" office:value="33964" calcext:value-type="float">
            <text:p>33964</text:p>
          </table:table-cell>
          <table:table-cell office:value-type="float" office:value="2276" calcext:value-type="float">
            <text:p>2276</text:p>
          </table:table-cell>
          <table:table-cell office:value-type="float" office:value="6.7" calcext:value-type="float">
            <text:p>6,7</text:p>
          </table:table-cell>
          <table:table-cell office:value-type="float" office:value="1228" calcext:value-type="float">
            <text:p>1228</text:p>
          </table:table-cell>
          <table:table-cell office:value-type="float" office:value="54" calcext:value-type="float">
            <text:p>54</text:p>
          </table:table-cell>
          <table:table-cell office:value-type="float" office:value="1048" calcext:value-type="float">
            <text:p>10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3081</text:p>
          </table:table-cell>
          <table:table-cell office:value-type="float" office:value="2739" calcext:value-type="float">
            <text:p>2739</text:p>
          </table:table-cell>
          <table:table-cell office:value-type="float" office:value="953" calcext:value-type="float">
            <text:p>953</text:p>
          </table:table-cell>
          <table:table-cell office:value-type="float" office:value="34.8" calcext:value-type="float">
            <text:p>34,8</text:p>
          </table:table-cell>
          <table:table-cell office:value-type="float" office:value="471" calcext:value-type="float">
            <text:p>471</text:p>
          </table:table-cell>
          <table:table-cell office:value-type="float" office:value="49.4" calcext:value-type="float">
            <text:p>49,4</text:p>
          </table:table-cell>
          <table:table-cell office:value-type="float" office:value="482" calcext:value-type="float">
            <text:p>482</text:p>
          </table:table-cell>
          <table:table-cell office:value-type="float" office:value="50.6" calcext:value-type="float">
            <text:p>5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1T11:19:14.549935821</dc:date>
    <meta:editing-duration>PT40S</meta:editing-duration>
    <meta:editing-cycles>1</meta:editing-cycles>
    <meta:generator>LibreOffice/6.0.7.3$Linux_X86_64 LibreOffice_project/00m0$Build-3</meta:generator>
    <meta:document-statistic meta:table-count="1" meta:cell-count="1136" meta:object-count="0"/>
  </office:meta>
</office:document-meta>
</file>